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6.6925in" style:type="center"/>
          <style:tab-stop style:position="7.311in" style:type="right"/>
        </style:tab-stops>
      </style:paragraph-properties>
    </style:style>
    <style:style style:name="P2" style:family="paragraph" style:parent-style-name="Preformatted_20_Text">
      <loext:graphic-properties draw:fill="solid" draw:fill-color="#fbfdff" draw:opacity="100%"/>
      <style:paragraph-properties fo:margin-left="0in" fo:margin-right="0in" fo:margin-top="0in" fo:margin-bottom="0in" style:contextual-spacing="false" fo:line-height="100%" fo:orphans="2" fo:widows="2" fo:text-indent="0in" style:auto-text-indent="false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  <style:text-properties officeooo:paragraph-rsid="002a7d1c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.0598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1f6b5e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598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1f6b5e"/>
    </style:style>
    <style:style style:name="P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1f6b5e"/>
    </style:style>
    <style:style style:name="P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2500d5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500d5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500d5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23c743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3c743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.0598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3c743"/>
    </style:style>
    <style:style style:name="P12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orphans="2" fo:widows="2" fo:text-indent="0in" style:auto-text-indent="false" fo:background-color="transparent" fo:keep-with-next="always">
        <style:tab-stops/>
      </style:paragraph-properties>
      <style:text-properties officeooo:paragraph-rsid="002e6295"/>
    </style:style>
    <style:style style:name="P13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orphans="2" fo:widows="2" fo:text-indent="0in" style:auto-text-indent="false" style:page-number="auto" fo:background-color="transparent" fo:keep-with-next="always">
        <style:tab-stops/>
      </style:paragraph-properties>
      <style:text-properties officeooo:paragraph-rsid="002e6295"/>
    </style:style>
    <style:style style:name="P14" style:family="paragraph" style:parent-style-name="Text_20_body" style:master-page-name="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2e6295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e6295"/>
    </style:style>
    <style:style style:name="P16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orphans="2" fo:widows="2" fo:text-indent="0in" style:auto-text-indent="false" fo:background-color="transparent" fo:keep-with-next="always">
        <style:tab-stops/>
      </style:paragraph-properties>
      <style:text-properties officeooo:paragraph-rsid="002f3bd0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f3bd0"/>
    </style:style>
    <style:style style:name="P18" style:family="paragraph" style:parent-style-name="Preformatted_20_Text">
      <loext:graphic-properties draw:fill="solid" draw:fill-color="#fbfdff" draw:opacity="100%"/>
      <style:paragraph-properties fo:margin-left="0in" fo:margin-right="0in" fo:margin-top="0in" fo:margin-bottom="0in" style:contextual-spacing="false" fo:line-height="100%" fo:orphans="2" fo:widows="2" fo:text-indent="0in" style:auto-text-indent="false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19" style:family="paragraph" style:parent-style-name="Preformatted_20_Text">
      <loext:graphic-properties draw:fill="solid" draw:fill-color="#fbfdff" draw:opacity="100%"/>
      <style:paragraph-properties fo:margin-top="0in" fo:margin-bottom="0in" style:contextual-spacing="false" fo:line-height="100%" fo:orphans="2" fo:widows="2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20" style:family="paragraph" style:parent-style-name="Text_20_body">
      <style:paragraph-properties fo:margin-left="0in" fo:margin-right="0in" fo:orphans="2" fo:widows="2" fo:text-indent="0in" style:auto-text-indent="false"/>
    </style:style>
    <style:style style:name="P21" style:family="paragraph" style:parent-style-name="Text_20_body">
      <style:paragraph-properties fo:margin-left="0in" fo:margin-right="0in" fo:margin-top="0in" fo:margin-bottom="0.0402in" style:contextual-spacing="false" fo:orphans="2" fo:widows="2" fo:text-indent="0in" style:auto-text-indent="false"/>
    </style:style>
    <style:style style:name="P22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f2789"/>
    </style:style>
    <style:style style:name="P23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f6b5e"/>
    </style:style>
    <style:style style:name="P2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2500d5"/>
    </style:style>
    <style:style style:name="P25" style:family="paragraph" style:parent-style-name="Preformatted_20_Text">
      <loext:graphic-properties draw:fill="solid" draw:fill-color="#fbfdff" draw:opacity="100%"/>
      <style:paragraph-properties fo:margin-top="0in" fo:margin-bottom="0in" style:contextual-spacing="false" fo:line-height="160%" fo:orphans="2" fo:widows="2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paragraph-rsid="0026f4f5"/>
    </style:style>
    <style:style style:name="P2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Liberation Mono" fo:font-size="10pt" fo:letter-spacing="normal" fo:font-style="normal" fo:font-weight="normal" style:font-size-asian="10pt" style:font-size-complex="10pt"/>
    </style:style>
    <style:style style:name="P30" style:family="paragraph" style:parent-style-name="Quotations">
      <loext:graphic-properties draw:fill="solid" draw:fill-color="#ffffff" draw:opacity="100%"/>
      <style:paragraph-properties fo:margin-left="0in" fo:margin-right="0in" fo:margin-top="0.1252in" fo:margin-bottom="0.1252in" style:contextual-spacing="false" fo:orphans="2" fo:widows="2" fo:text-indent="0in" style:auto-text-indent="false" fo:background-color="#ffffff" fo:padding-left="0.1252in" fo:padding-right="0in" fo:padding-top="0in" fo:padding-bottom="0in" fo:border-left="3pt solid #548eaa" fo:border-right="none" fo:border-top="none" fo:border-bottom="none"/>
      <style:text-properties fo:font-variant="normal" fo:text-transform="none" fo:color="#111111" loext:opacity="100%" style:font-name="Liberation Mono" fo:font-size="10pt" fo:letter-spacing="normal" fo:font-style="normal" fo:font-weight="normal" style:font-size-asian="10pt" style:font-size-complex="10pt"/>
    </style:style>
    <style:style style:name="P3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Liberation Mono" fo:font-size="10pt" fo:letter-spacing="normal" fo:font-style="normal" fo:font-weight="normal" officeooo:paragraph-rsid="001f6b5e" style:font-size-asian="10pt" style:font-size-complex="10pt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Mono" officeooo:paragraph-rsid="0023c743"/>
    </style:style>
    <style:style style:name="P33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Mono" officeooo:paragraph-rsid="002500d5"/>
    </style:style>
    <style:style style:name="P34" style:family="paragraph" style:parent-style-name="Heading_20_2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style:page-number="auto" fo:background-color="transparent">
        <style:tab-stops/>
      </style:paragraph-properties>
      <style:text-properties style:font-name="Liberation Mono" officeooo:paragraph-rsid="002e6295"/>
    </style:style>
    <style:style style:name="P35" style:family="paragraph" style:parent-style-name="Heading_20_2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style:page-number="auto" fo:background-color="transparent">
        <style:tab-stops/>
      </style:paragraph-properties>
      <style:text-properties style:font-name="Liberation Mono" officeooo:paragraph-rsid="002f3bd0"/>
    </style:style>
    <style:style style:name="P36" style:family="paragraph" style:parent-style-name="Heading_20_2">
      <loext:graphic-properties draw:fill-gradient-name="gradient" draw:fill-hatch-name="hatch"/>
      <style:text-properties style:font-name="Liberation Mono"/>
    </style:style>
    <style:style style:name="P37" style:family="paragraph" style:parent-style-name="Heading_20_2">
      <style:text-properties fo:color="#3ac1ef" loext:opacity="100%" style:font-name="Liberation Mono" fo:font-size="10pt" style:font-size-asian="10pt" style:font-size-complex="10pt"/>
    </style:style>
    <style:style style:name="P38" style:family="paragraph" style:parent-style-name="Heading_20_2">
      <style:text-properties fo:color="#3ac1ef" loext:opacity="100%" style:font-name="Liberation Mono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P39" style:family="paragraph" style:parent-style-name="Heading_20_2">
      <style:paragraph-properties fo:line-height="100%"/>
      <style:text-properties fo:color="#3ac1ef" loext:opacity="100%" style:font-name="Liberation Mono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P40" style:family="paragraph" style:parent-style-name="Heading_20_2">
      <style:paragraph-properties fo:line-height="162%"/>
      <style:text-properties fo:color="#3ac1ef" loext:opacity="100%" style:font-name="Liberation Mono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P41" style:family="paragraph" style:parent-style-name="Heading_20_2" style:master-page-name="">
      <loext:graphic-properties draw:fill-gradient-name="gradient" draw:fill-hatch-name="hatch"/>
      <style:paragraph-properties fo:line-height="162%" style:page-number="auto"/>
      <style:text-properties fo:color="#3ac1ef" loext:opacity="100%" style:font-name="Liberation Mono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P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4" style:family="paragraph" style:parent-style-name="Heading_20_2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style:page-number="auto" fo:background-color="transparent">
        <style:tab-stops/>
      </style:paragraph-properties>
      <style:text-properties style:font-name="Liberation Mono" officeooo:paragraph-rsid="0033fdd8"/>
    </style:style>
    <style:style style:name="P45" style:family="paragraph" style:parent-style-name="Heading_20_2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style:page-number="auto" fo:background-color="transparent">
        <style:tab-stops/>
      </style:paragraph-properties>
      <style:text-properties style:font-name="Liberation Mono" officeooo:paragraph-rsid="0037072d"/>
    </style:style>
    <style:style style:name="P46" style:family="paragraph" style:parent-style-name="Heading_20_2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style:page-number="auto" fo:background-color="transparent">
        <style:tab-stops/>
      </style:paragraph-properties>
      <style:text-properties style:font-name="Liberation Mono" officeooo:paragraph-rsid="00387c23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30d6df"/>
    </style:style>
    <style:style style:name="P48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fo:background-color="transparent">
        <style:tab-stops/>
      </style:paragraph-properties>
      <style:text-properties style:font-name="Liberation Mono" officeooo:paragraph-rsid="0033fdd8"/>
    </style:style>
    <style:style style:name="P49" style:family="paragraph" style:parent-style-name="Text_20_body" style:master-page-name="">
      <loext:graphic-properties draw:fill="none" draw:fill-gradient-name="Gradient_20_3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style:page-number="auto" fo:background-color="transparent" fo:keep-with-next="always">
        <style:tab-stops/>
      </style:paragraph-properties>
      <style:text-properties style:font-name="Liberation Mono" officeooo:paragraph-rsid="0033fdd8"/>
    </style:style>
    <style:style style:name="P50" style:family="paragraph" style:parent-style-name="Text_20_body">
      <loext:graphic-properties draw:fill="none" draw:fill-gradient-name="Gradient_20_2" draw:fill-hatch-name="hatch"/>
      <style:paragraph-properties fo:margin-left="0in" fo:margin-right="0in" fo:margin-top="0in" fo:margin-bottom="0in" style:contextual-spacing="false" fo:line-height="100%" fo:orphans="2" fo:widows="2" fo:text-indent="0in" style:auto-text-indent="false" fo:background-color="transparent">
        <style:tab-stops/>
      </style:paragraph-properties>
      <style:text-properties style:font-name="Liberation Mono" officeooo:paragraph-rsid="0033fdd8"/>
    </style:style>
    <style:style style:name="P51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orphans="2" fo:widows="2" fo:text-indent="0.25in" style:auto-text-indent="false" fo:background-color="transparent">
        <style:tab-stops/>
      </style:paragraph-properties>
      <style:text-properties style:font-name="Liberation Mono" officeooo:paragraph-rsid="0033fdd8"/>
    </style:style>
    <style:style style:name="P52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style:font-name="Liberation Mono" officeooo:paragraph-rsid="0033fdd8"/>
    </style:style>
    <style:style style:name="P53" style:family="paragraph" style:parent-style-name="Text_20_body" style:list-style-name="L1">
      <loext:graphic-properties draw:fill="none" draw:fill-gradient-name="Gradient_20_1" draw:fill-hatch-name="hatch"/>
      <style:paragraph-properties fo:margin-top="0in" fo:margin-bottom="0in" style:contextual-spacing="false" fo:line-height="100%" fo:orphans="2" fo:widows="2" fo:background-color="transparent">
        <style:tab-stops/>
      </style:paragraph-properties>
      <style:text-properties style:font-name="Liberation Mono" officeooo:paragraph-rsid="0033fdd8"/>
    </style:style>
    <style:style style:name="P54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style:font-name="Liberation Mono" officeooo:paragraph-rsid="0035fafc"/>
    </style:style>
    <style:style style:name="P55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style:font-name="Liberation Mono" officeooo:paragraph-rsid="00361364"/>
    </style:style>
    <style:style style:name="P56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style:font-name="Liberation Mono" officeooo:paragraph-rsid="0037072d"/>
    </style:style>
    <style:style style:name="P57" style:family="paragraph" style:parent-style-name="Text_20_body" style:master-page-name="">
      <loext:graphic-properties draw:fill="none" draw:fill-gradient-name="Gradient_20_4" draw:fill-hatch-name="hatch"/>
      <style:paragraph-properties fo:margin-left="0in" fo:margin-right="0in" fo:margin-top="0in" fo:margin-bottom="0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style:font-name="Liberation Mono" officeooo:paragraph-rsid="0037072d"/>
    </style:style>
    <style:style style:name="P58" style:family="paragraph" style:parent-style-name="Text_20_body">
      <loext:graphic-properties draw:fill="none" draw:fill-gradient-name="Gradient_20_4" draw:fill-hatch-name="hatch"/>
      <style:paragraph-properties fo:margin-left="0in" fo:margin-right="0in" fo:margin-top="0in" fo:margin-bottom="0in" style:contextual-spacing="false" fo:line-height="100%" fo:orphans="2" fo:widows="2" fo:text-indent="0.25in" style:auto-text-indent="false" fo:background-color="transparent">
        <style:tab-stops/>
      </style:paragraph-properties>
      <style:text-properties style:font-name="Liberation Mono" officeooo:paragraph-rsid="0037072d"/>
    </style:style>
    <style:style style:name="P59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fo:background-color="transparent">
        <style:tab-stops/>
      </style:paragraph-properties>
      <style:text-properties style:font-name="Liberation Mono" officeooo:paragraph-rsid="0037072d"/>
    </style:style>
    <style:style style:name="P60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fo:background-color="transparent">
        <style:tab-stops/>
      </style:paragraph-properties>
      <style:text-properties style:font-name="Liberation Mono" officeooo:paragraph-rsid="0039d86b"/>
    </style:style>
    <style:style style:name="P61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style:font-name="Liberation Mono" officeooo:paragraph-rsid="0039d86b"/>
    </style:style>
    <style:style style:name="P62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style:font-name="Liberation Mono" officeooo:paragraph-rsid="003a6d56"/>
    </style:style>
    <style:style style:name="T1" style:family="text">
      <style:text-properties style:font-name="AnjaliOldLipi" fo:font-size="8pt" style:font-size-asian="8pt" style:font-size-complex="8pt"/>
    </style:style>
    <style:style style:name="T2" style:family="text">
      <style:text-properties style:font-name="AnjaliOldLipi" fo:font-size="8pt" officeooo:rsid="002a1543" style:font-size-asian="8pt" style:font-size-complex="8pt"/>
    </style:style>
    <style:style style:name="T3" style:family="text">
      <style:text-properties style:font-name="AnjaliOldLipi" fo:font-size="8pt" officeooo:rsid="001ed9f4" style:font-size-asian="8pt" style:font-size-complex="8pt"/>
    </style:style>
    <style:style style:name="T4" style:family="text">
      <style:text-properties style:font-name="AnjaliOldLipi" fo:font-size="8pt" fo:font-weight="bold" officeooo:rsid="001ed9f4" style:font-size-asian="8pt" style:font-weight-asian="bold" style:font-size-complex="8pt" style:font-weight-complex="bold"/>
    </style:style>
    <style:style style:name="T5" style:family="text">
      <style:text-properties fo:font-variant="normal" fo:text-transform="none" fo:color="#111111" loext:opacity="100%" fo:font-size="10pt" fo:letter-spacing="normal" fo:font-style="normal" fo:font-weight="normal" officeooo:rsid="002500d5" style:font-size-asian="10pt" style:font-size-complex="10pt"/>
    </style:style>
    <style:style style:name="T6" style:family="text">
      <style:text-properties fo:font-variant="normal" fo:text-transform="none" fo:color="#111111" loext:opacity="100%" fo:font-size="10pt" fo:letter-spacing="normal" fo:font-style="normal" fo:font-weight="normal" officeooo:rsid="0023c743" style:font-size-asian="10pt" style:font-size-complex="10pt"/>
    </style:style>
    <style:style style:name="T7" style:family="text">
      <style:text-properties fo:font-variant="normal" fo:text-transform="none" fo:color="#111111" loext:opacity="100%" fo:font-size="10pt" fo:letter-spacing="normal" fo:font-style="normal" fo:font-weight="normal" officeooo:rsid="002500d5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8" style:family="text">
      <style:text-properties fo:font-variant="normal" fo:text-transform="none" fo:color="#111111" loext:opacity="100%" fo:font-size="10pt" fo:letter-spacing="normal" fo:font-style="normal" fo:font-weight="normal" officeooo:rsid="0037072d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9" style:family="text">
      <style:text-properties fo:font-variant="normal" fo:text-transform="none" fo:color="#111111" loext:opacity="100%" fo:font-size="10pt" fo:letter-spacing="normal" fo:font-style="normal" fo:font-weight="normal" officeooo:rsid="0039d86b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0" style:family="text">
      <style:text-properties fo:font-variant="normal" fo:text-transform="none" fo:color="#111111" loext:opacity="100%" fo:font-size="10pt" fo:letter-spacing="normal" fo:font-style="normal" fo:font-weight="normal" officeooo:rsid="0039d86b" fo:background-color="#fafafa" loext:char-shading-value="0" style:font-size-asian="10pt" style:font-style-asian="italic" style:font-weight-asian="bold" style:font-size-complex="10pt" style:font-style-complex="italic" style:font-weight-complex="bold" loext:padding="0in" loext:border="none"/>
    </style:style>
    <style:style style:name="T11" style:family="text">
      <style:text-properties fo:font-variant="normal" fo:text-transform="none" fo:color="#111111" loext:opacity="100%" fo:font-size="10pt" fo:letter-spacing="normal" fo:font-style="normal" fo:font-weight="normal" officeooo:rsid="002500d5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2" style:family="text">
      <style:text-properties fo:font-variant="normal" fo:text-transform="none" fo:color="#111111" loext:opacity="100%" fo:font-size="10pt" fo:letter-spacing="normal" fo:font-style="normal" fo:font-weight="normal" officeooo:rsid="002500d5" fo:background-color="#e8f2a1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3" style:family="text">
      <style:text-properties fo:font-variant="normal" fo:text-transform="none" fo:color="#111111" loext:opacity="100%" fo:font-size="10pt" fo:letter-spacing="normal" fo:font-style="normal" fo:font-weight="normal" officeooo:rsid="002500d5" fo:background-color="#e8f2a1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4" style:family="text">
      <style:text-properties fo:font-variant="normal" fo:text-transform="none" fo:color="#111111" loext:opacity="100%" fo:font-size="10pt" fo:letter-spacing="normal" fo:font-style="normal" fo:font-weight="bold" officeooo:rsid="002500d5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5" style:family="text">
      <style:text-properties fo:font-variant="normal" fo:text-transform="none" fo:color="#111111" loext:opacity="100%" fo:font-size="10pt" fo:letter-spacing="normal" fo:font-style="normal" fo:font-weight="bold" officeooo:rsid="0039d86b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6" style:family="text">
      <style:text-properties fo:font-variant="normal" fo:text-transform="none" fo:color="#111111" loext:opacity="100%" fo:font-size="10pt" fo:letter-spacing="normal" fo:font-style="normal" fo:font-weight="bold" officeooo:rsid="002500d5" fo:background-color="#e8f2a1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7" style:family="text">
      <style:text-properties fo:font-variant="normal" fo:text-transform="none" fo:color="#111111" loext:opacity="100%" fo:font-size="10pt" fo:letter-spacing="normal" fo:font-style="normal" style:text-underline-style="solid" style:text-underline-width="auto" style:text-underline-color="font-color" fo:font-weight="normal" officeooo:rsid="002500d5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8" style:family="text">
      <style:text-properties fo:font-variant="normal" fo:text-transform="none" fo:color="#111111" loext:opacity="100%" fo:font-size="10pt" fo:letter-spacing="normal" fo:font-style="normal" style:text-underline-style="solid" style:text-underline-width="auto" style:text-underline-color="font-color" fo:font-weight="normal" officeooo:rsid="0039d86b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9" style:family="text">
      <style:text-properties fo:font-variant="normal" fo:text-transform="none" fo:color="#111111" loext:opacity="100%" fo:font-size="10pt" fo:letter-spacing="normal" fo:font-style="normal" officeooo:rsid="002500d5" fo:background-color="#fafafa" loext:char-shading-value="0" style:font-name-asian="Noto Serif CJK SC" style:font-size-asian="10pt" style:font-style-asian="italic" style:font-name-complex="Lohit Devanagari1" style:font-size-complex="10pt" style:font-style-complex="italic" loext:padding="0in" loext:border="none"/>
    </style:style>
    <style:style style:name="T20" style:family="text">
      <style:text-properties fo:font-variant="normal" fo:text-transform="none" fo:color="#111111" loext:opacity="100%" fo:font-size="10pt" fo:letter-spacing="normal" fo:font-style="italic" fo:font-weight="normal" officeooo:rsid="0037072d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21" style:family="text">
      <style:text-properties fo:font-variant="normal" fo:text-transform="none" fo:color="#111111" loext:opacity="100%" fo:font-size="10pt" fo:letter-spacing="normal" fo:font-style="italic" style:text-underline-style="solid" style:text-underline-width="auto" style:text-underline-color="font-color" fo:font-weight="normal" officeooo:rsid="0037072d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22" style:family="text">
      <style:text-properties fo:font-variant="normal" fo:text-transform="none" fo:color="#111111" loext:opacity="100%" style:font-name="Liberation Mono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111111" loext:opacity="100%" style:font-name="Liberation Mono" fo:font-size="10pt" fo:letter-spacing="normal" fo:font-style="normal" fo:font-weight="normal" fo:background-color="#fafafa" loext:char-shading-value="0" style:font-size-asian="10pt" style:font-size-complex="10pt" loext:padding="0in" loext:border="none"/>
    </style:style>
    <style:style style:name="T24" style:family="text">
      <style:text-properties fo:font-variant="normal" fo:text-transform="none" fo:color="#111111" loext:opacity="100%" style:font-name="Liberation Mono" fo:font-size="10pt" fo:letter-spacing="normal" fo:font-style="normal" fo:font-weight="normal" officeooo:rsid="002500d5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25" style:family="text">
      <style:text-properties fo:font-variant="normal" fo:text-transform="none" fo:color="#111111" loext:opacity="100%" style:font-name="Liberation Mono" fo:font-size="10pt" fo:letter-spacing="normal" fo:font-style="normal" fo:font-weight="normal" officeooo:rsid="002f3bd0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26" style:family="text">
      <style:text-properties fo:font-variant="normal" fo:text-transform="none" fo:color="#111111" loext:opacity="100%" style:font-name="Liberation Mono" fo:font-size="10pt" fo:letter-spacing="normal" style:font-size-asian="10pt" style:font-size-complex="10pt"/>
    </style:style>
    <style:style style:name="T27" style:family="text">
      <style:text-properties fo:font-variant="normal" fo:text-transform="none" fo:color="#111111" loext:opacity="100%" fo:letter-spacing="normal" fo:font-style="normal" fo:font-weight="normal" officeooo:rsid="002500d5" fo:background-color="#fafafa" loext:char-shading-value="0" style:font-name-asian="Noto Serif CJK SC" style:font-style-asian="italic" style:font-weight-asian="bold" style:font-name-complex="Lohit Devanagari1" style:font-style-complex="italic" style:font-weight-complex="bold" loext:padding="0in" loext:border="none"/>
    </style:style>
    <style:style style:name="T28" style:family="text">
      <style:text-properties fo:font-variant="normal" fo:text-transform="none" fo:color="#111111" loext:opacity="100%" fo:font-size="9pt" fo:letter-spacing="normal" fo:font-style="normal" fo:font-weight="normal" officeooo:rsid="002500d5" fo:background-color="#fafafa" loext:char-shading-value="0" style:font-name-asian="Noto Serif CJK SC" style:font-size-asian="9pt" style:font-style-asian="italic" style:font-weight-asian="bold" style:font-name-complex="Lohit Devanagari1" style:font-size-complex="9pt" style:font-style-complex="italic" style:font-weight-complex="bold" loext:padding="0in" loext:border="none"/>
    </style:style>
    <style:style style:name="T29" style:family="text">
      <style:text-properties fo:font-variant="normal" fo:text-transform="none" fo:color="#4d4d4c" loext:opacity="100%" style:font-name="Liberation Mono" fo:letter-spacing="normal" fo:font-style="normal" fo:font-weight="normal" loext:padding="0in" loext:border="none"/>
    </style:style>
    <style:style style:name="T30" style:family="text">
      <style:text-properties fo:font-variant="normal" fo:text-transform="none" fo:color="#3465a4" loext:opacity="100%" style:font-name="Liberation Mono" fo:font-size="8pt" fo:letter-spacing="normal" fo:font-style="italic" fo:font-weight="normal" officeooo:rsid="0027b6d9" fo:background-color="#fafafa" loext:char-shading-value="0" style:font-size-asian="8pt" style:font-style-asian="italic" style:font-size-complex="8pt" style:font-style-complex="italic" loext:padding="0in" loext:border="none"/>
    </style:style>
    <style:style style:name="T31" style:family="text">
      <style:text-properties fo:font-variant="normal" fo:text-transform="none" fo:color="#3465a4" loext:opacity="100%" style:font-name="Liberation Mono" fo:font-size="8pt" fo:letter-spacing="normal" fo:font-style="italic" fo:font-weight="normal" officeooo:rsid="0027b6d9" fo:background-color="#fafafa" loext:char-shading-value="0" style:font-name-asian="Noto Sans Mono CJK SC" style:font-size-asian="8pt" style:font-style-asian="italic" style:font-name-complex="Liberation Mono" style:font-size-complex="8pt" style:font-style-complex="italic" loext:padding="0in" loext:border="none"/>
    </style:style>
    <style:style style:name="T32" style:family="text">
      <style:text-properties fo:font-variant="normal" fo:text-transform="none" fo:color="#3465a4" loext:opacity="100%" fo:font-size="10pt" fo:letter-spacing="normal" fo:font-style="italic" fo:font-weight="normal" officeooo:rsid="0023c743" style:font-size-asian="10pt" style:font-style-asian="italic" style:font-size-complex="10pt" style:font-style-complex="italic"/>
    </style:style>
    <style:style style:name="T33" style:family="text">
      <style:text-properties fo:font-variant="normal" fo:text-transform="none" fo:color="#3465a4" loext:opacity="100%" fo:font-size="10pt" fo:letter-spacing="normal" fo:font-style="italic" fo:font-weight="normal" officeooo:rsid="002500d5" style:font-size-asian="10pt" style:font-style-asian="italic" style:font-size-complex="10pt" style:font-style-complex="italic"/>
    </style:style>
    <style:style style:name="T34" style:family="text">
      <style:text-properties fo:font-variant="normal" fo:text-transform="none" fo:color="#55308d" loext:opacity="100%" style:font-name="Liberation Mono" fo:font-size="9pt" fo:letter-spacing="normal" fo:font-style="normal" fo:font-weight="normal" officeooo:rsid="002a7d1c" style:font-size-asian="9pt" style:font-style-asian="normal" style:font-size-complex="9pt" style:font-style-complex="normal" loext:padding="0in" loext:border="none"/>
    </style:style>
    <style:style style:name="T35" style:family="text">
      <style:text-properties fo:font-variant="normal" fo:text-transform="none" fo:color="#55308d" loext:opacity="100%" style:font-name="Liberation Mono" fo:font-size="9pt" fo:letter-spacing="normal" fo:font-style="normal" fo:font-weight="normal" style:font-size-asian="9pt" style:font-style-asian="normal" style:font-size-complex="9pt" style:font-style-complex="normal" loext:padding="0in" loext:border="none"/>
    </style:style>
    <style:style style:name="T36" style:family="text">
      <style:text-properties fo:font-variant="normal" fo:text-transform="none" fo:color="#55308d" loext:opacity="100%" style:font-name="Liberation Mono" fo:font-size="9pt" fo:letter-spacing="normal" fo:font-style="normal" fo:font-weight="normal" officeooo:rsid="002aff03" style:font-size-asian="9pt" style:font-style-asian="normal" style:font-size-complex="9pt" style:font-style-complex="normal" loext:padding="0in" loext:border="none"/>
    </style:style>
    <style:style style:name="T37" style:family="text">
      <style:text-properties fo:font-variant="normal" fo:text-transform="none" fo:color="#55308d" loext:opacity="100%" style:font-name="Liberation Mono" fo:font-size="9pt" fo:letter-spacing="normal" fo:font-style="normal" fo:font-weight="normal" officeooo:rsid="002c8631" fo:background-color="#fafafa" loext:char-shading-value="0" style:font-size-asian="9pt" style:font-style-asian="normal" style:font-size-complex="9pt" style:font-style-complex="normal" loext:padding="0in" loext:border="none"/>
    </style:style>
    <style:style style:name="T38" style:family="text">
      <style:text-properties fo:font-variant="normal" fo:text-transform="none" fo:color="#55308d" loext:opacity="100%" style:font-name="Liberation Mono" fo:font-size="9pt" fo:letter-spacing="normal" fo:font-style="normal" fo:font-weight="normal" fo:background-color="#fafafa" loext:char-shading-value="0" style:font-size-asian="9pt" style:font-style-asian="normal" style:font-size-complex="9pt" style:font-style-complex="normal" loext:padding="0in" loext:border="none"/>
    </style:style>
    <style:style style:name="T39" style:family="text">
      <style:text-properties fo:font-variant="normal" fo:text-transform="none" fo:color="#55308d" loext:opacity="100%" style:font-name="Liberation Mono" fo:font-size="8pt" fo:letter-spacing="normal" fo:font-style="normal" fo:font-weight="normal" officeooo:rsid="0023c743" fo:background-color="#fafafa" loext:char-shading-value="0" style:font-size-asian="8pt" style:font-style-asian="normal" style:font-size-complex="8pt" style:font-style-complex="normal" loext:padding="0in" loext:border="none"/>
    </style:style>
    <style:style style:name="T40" style:family="text">
      <style:text-properties fo:font-variant="normal" fo:text-transform="none" fo:color="#55308d" loext:opacity="100%" style:font-name="Liberation Mono" fo:font-size="8pt" fo:letter-spacing="normal" fo:font-style="normal" fo:font-weight="normal" officeooo:rsid="0023c743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41" style:family="text">
      <style:text-properties fo:font-variant="normal" fo:text-transform="none" fo:color="#55308d" loext:opacity="100%" style:font-name="Liberation Mono" fo:font-size="8pt" fo:letter-spacing="normal" fo:font-style="normal" fo:font-weight="bold" officeooo:rsid="0023c743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42" style:family="text">
      <style:text-properties fo:font-variant="normal" fo:text-transform="none" fo:color="#55308d" loext:opacity="100%" style:font-name="Liberation Mono" fo:font-size="10pt" fo:letter-spacing="normal" fo:font-style="normal" fo:font-weight="normal" fo:background-color="#fafafa" loext:char-shading-value="0" style:font-size-asian="10pt" style:font-size-complex="10pt" loext:padding="0in" loext:border="none"/>
    </style:style>
    <style:style style:name="T43" style:family="text">
      <style:text-properties fo:font-variant="normal" fo:text-transform="none" fo:color="#55308d" loext:opacity="100%" fo:font-size="8pt" fo:letter-spacing="normal" fo:font-style="normal" fo:font-weight="normal" officeooo:rsid="0023c743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44" style:family="text">
      <style:text-properties fo:font-variant="normal" fo:text-transform="none" fo:color="#55308d" loext:opacity="100%" fo:font-size="8pt" fo:letter-spacing="normal" fo:font-style="normal" fo:font-weight="normal" officeooo:rsid="002f3bd0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45" style:family="text">
      <style:text-properties fo:font-variant="normal" fo:text-transform="none" fo:color="#55308d" loext:opacity="100%" fo:font-size="8pt" fo:letter-spacing="normal" fo:font-style="normal" fo:font-weight="normal" officeooo:rsid="0030d6df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46" style:family="text">
      <style:text-properties fo:font-variant="normal" fo:text-transform="none" fo:color="#55308d" loext:opacity="100%" fo:font-size="8pt" fo:letter-spacing="normal" fo:font-style="normal" fo:font-weight="normal" officeooo:rsid="0035fafc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47" style:family="text">
      <style:text-properties fo:font-variant="normal" fo:text-transform="none" fo:color="#55308d" loext:opacity="100%" fo:font-size="8pt" fo:letter-spacing="normal" fo:font-style="normal" fo:font-weight="bold" officeooo:rsid="0023c743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48" style:family="text">
      <style:text-properties fo:font-variant="normal" fo:text-transform="none" fo:color="#55308d" loext:opacity="100%" fo:font-size="8pt" fo:letter-spacing="normal" fo:font-style="normal" fo:font-weight="bold" officeooo:rsid="0035fafc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49" style:family="text">
      <style:text-properties fo:font-variant="normal" fo:text-transform="none" fo:color="#55308d" loext:opacity="100%" fo:font-size="8pt" fo:letter-spacing="normal" fo:font-style="italic" fo:font-weight="bold" officeooo:rsid="0035fafc" fo:background-color="#fafafa" loext:char-shading-value="0" style:font-size-asian="8pt" style:font-style-asian="italic" style:font-weight-asian="bold" style:font-size-complex="8pt" style:font-style-complex="italic" style:font-weight-complex="bold" loext:padding="0in" loext:border="none"/>
    </style:style>
    <style:style style:name="T50" style:family="text">
      <style:text-properties fo:font-variant="normal" fo:text-transform="none" fo:color="#55308d" loext:opacity="100%" fo:font-size="9pt" fo:letter-spacing="normal" fo:font-style="normal" fo:font-weight="normal" officeooo:rsid="002500d5" fo:background-color="#fafafa" loext:char-shading-value="0" style:font-name-asian="Noto Serif CJK SC" style:font-size-asian="9pt" style:font-style-asian="italic" style:font-weight-asian="bold" style:font-name-complex="Lohit Devanagari1" style:font-size-complex="9pt" style:font-style-complex="italic" style:font-weight-complex="bold" loext:padding="0in" loext:border="none"/>
    </style:style>
    <style:style style:name="T51" style:family="text">
      <style:text-properties fo:font-variant="normal" fo:text-transform="none" fo:color="#3ac1ef" loext:opacity="100%" style:font-name="Liberation Mono" fo:font-size="10pt" fo:letter-spacing="normal" fo:font-style="normal" fo:font-weight="bold" officeooo:rsid="0023c743" fo:background-color="#fafafa" loext:char-shading-value="0" style:font-name-asian="Noto Serif CJK SC" style:font-size-asian="10pt" style:font-style-asian="normal" style:font-weight-asian="bold" style:font-name-complex="Lohit Devanagari1" style:font-size-complex="10pt" style:font-style-complex="normal" style:font-weight-complex="bold" loext:padding="0in" loext:border="none"/>
    </style:style>
    <style:style style:name="T52" style:family="text">
      <style:text-properties fo:font-variant="normal" fo:text-transform="none" fo:color="#3ac1ef" loext:opacity="100%" style:font-name="Liberation Mono" fo:font-size="10pt" fo:letter-spacing="normal" fo:font-style="normal" fo:font-weight="bold" officeooo:rsid="002e6295" fo:background-color="#fafafa" loext:char-shading-value="0" style:font-name-asian="Noto Serif CJK SC" style:font-size-asian="10pt" style:font-style-asian="normal" style:font-weight-asian="bold" style:font-name-complex="Lohit Devanagari1" style:font-size-complex="10pt" style:font-style-complex="normal" style:font-weight-complex="bold" loext:padding="0in" loext:border="none"/>
    </style:style>
    <style:style style:name="T53" style:family="text">
      <style:text-properties fo:font-variant="normal" fo:text-transform="none" fo:color="#3ac1ef" loext:opacity="100%" style:font-name="Liberation Mono" fo:font-size="10pt" fo:letter-spacing="normal" fo:font-style="normal" fo:font-weight="bold" officeooo:rsid="002f3bd0" fo:background-color="#fafafa" loext:char-shading-value="0" style:font-name-asian="Noto Serif CJK SC" style:font-size-asian="10pt" style:font-style-asian="normal" style:font-weight-asian="bold" style:font-name-complex="Lohit Devanagari1" style:font-size-complex="10pt" style:font-style-complex="normal" style:font-weight-complex="bold" loext:padding="0in" loext:border="none"/>
    </style:style>
    <style:style style:name="T54" style:family="text">
      <style:text-properties fo:font-variant="normal" fo:text-transform="none" fo:color="#3ac1ef" loext:opacity="100%" style:font-name="Liberation Mono" fo:font-size="10pt" fo:letter-spacing="normal" fo:font-style="normal" fo:font-weight="bold" officeooo:rsid="0033fdd8" fo:background-color="#fafafa" loext:char-shading-value="0" style:font-name-asian="Noto Serif CJK SC" style:font-size-asian="10pt" style:font-style-asian="normal" style:font-weight-asian="bold" style:font-name-complex="Lohit Devanagari1" style:font-size-complex="10pt" style:font-style-complex="normal" style:font-weight-complex="bold" loext:padding="0in" loext:border="none"/>
    </style:style>
    <style:style style:name="T55" style:family="text">
      <style:text-properties fo:font-variant="normal" fo:text-transform="none" fo:color="#3ac1ef" loext:opacity="100%" style:font-name="Liberation Mono" fo:font-size="10pt" fo:letter-spacing="normal" fo:font-style="normal" fo:font-weight="bold" officeooo:rsid="0037072d" fo:background-color="#fafafa" loext:char-shading-value="0" style:font-name-asian="Noto Serif CJK SC" style:font-size-asian="10pt" style:font-style-asian="normal" style:font-weight-asian="bold" style:font-name-complex="Lohit Devanagari1" style:font-size-complex="10pt" style:font-style-complex="normal" style:font-weight-complex="bold" loext:padding="0in" loext:border="none"/>
    </style:style>
    <style:style style:name="T56" style:family="text">
      <style:text-properties fo:font-variant="normal" fo:text-transform="none" fo:color="#3ac1ef" loext:opacity="100%" style:font-name="Liberation Mono" fo:font-size="10pt" fo:letter-spacing="normal" fo:font-style="normal" fo:font-weight="bold" officeooo:rsid="00387c23" fo:background-color="#fafafa" loext:char-shading-value="0" style:font-name-asian="Noto Serif CJK SC" style:font-size-asian="10pt" style:font-style-asian="normal" style:font-weight-asian="bold" style:font-name-complex="Lohit Devanagari1" style:font-size-complex="10pt" style:font-style-complex="normal" style:font-weight-complex="bold" loext:padding="0in" loext:border="none"/>
    </style:style>
    <style:style style:name="T57" style:family="text">
      <style:text-properties fo:font-variant="normal" fo:text-transform="none" fo:color="#3ac1ef" loext:opacity="100%" fo:font-size="10pt" fo:letter-spacing="normal" fo:font-style="normal" fo:font-weight="bold" officeooo:rsid="00387c23" fo:background-color="#fafafa" loext:char-shading-value="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8" style:family="text">
      <style:text-properties fo:font-variant="normal" fo:text-transform="none" fo:color="#808080" loext:opacity="100%" fo:font-size="8pt" fo:letter-spacing="normal" fo:font-style="normal" fo:font-weight="normal" officeooo:rsid="0030d6df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59" style:family="text">
      <style:text-properties fo:font-variant="normal" fo:text-transform="none" fo:font-size="9pt" fo:letter-spacing="normal" fo:font-style="normal" fo:font-weight="normal" officeooo:rsid="002500d5" fo:background-color="#fafafa" loext:char-shading-value="0" style:font-name-asian="Noto Serif CJK SC" style:font-size-asian="9pt" style:font-style-asian="italic" style:font-weight-asian="bold" style:font-name-complex="Lohit Devanagari1" style:font-size-complex="9pt" style:font-style-complex="italic" style:font-weight-complex="bold" loext:padding="0in" loext:border="none"/>
    </style:style>
    <style:style style:name="T60" style:family="text">
      <style:text-properties fo:color="#111111" loext:opacity="100%" style:font-name="Liberation Mono" fo:font-size="10pt" fo:letter-spacing="normal" fo:font-style="italic" fo:font-weight="normal" style:font-size-asian="10pt" style:font-size-complex="10pt"/>
    </style:style>
    <style:style style:name="T61" style:family="text">
      <style:text-properties fo:color="#111111" loext:opacity="100%" style:font-name="Liberation Mono" fo:font-size="10pt" fo:letter-spacing="normal" style:font-size-asian="10pt" style:font-size-complex="10pt"/>
    </style:style>
    <style:style style:name="T62" style:family="text">
      <style:text-properties fo:color="#3ac1ef" loext:opacity="100%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T63" style:family="text">
      <style:text-properties fo:color="#3ac1ef" loext:opacity="100%" fo:font-size="10pt" fo:font-weight="bold" officeooo:rsid="0026f4f5" style:font-name-asian="Noto Serif CJK SC" style:font-size-asian="10pt" style:font-weight-asian="bold" style:font-name-complex="Lohit Devanagari1" style:font-size-complex="10pt" style:font-weight-complex="bold"/>
    </style:style>
    <style:style style:name="T64" style:family="text">
      <style:text-properties fo:color="#2a6099" loext:opacity="100%" fo:font-style="italic" style:font-style-asian="italic" style:font-style-complex="italic"/>
    </style:style>
    <style:style style:name="T65" style:family="text">
      <style:text-properties fo:color="#000000" loext:opacity="100%" style:font-style-asian="normal" style:font-style-complex="normal"/>
    </style:style>
    <style:style style:name="T66" style:family="text">
      <style:text-properties fo:color="#3465a4" loext:opacity="100%" style:font-name="Liberation Mono" fo:font-style="italic" style:font-style-asian="italic" style:font-style-complex="italic"/>
    </style:style>
    <style:style style:name="T67" style:family="text">
      <style:text-properties officeooo:rsid="001f6b5e"/>
    </style:style>
    <style:style style:name="T68" style:family="text">
      <style:text-properties fo:font-size="10pt" officeooo:rsid="0027b776" style:font-size-asian="10pt" style:font-size-complex="10pt"/>
    </style:style>
    <style:style style:name="T69" style:family="text">
      <style:text-properties fo:font-size="16pt" style:font-size-asian="16pt" style:font-size-complex="16pt"/>
    </style:style>
    <style:style style:name="T70" style:family="text">
      <style:text-properties fo:font-size="16pt" officeooo:rsid="001587a9" style:font-size-asian="16pt" style:font-size-complex="16pt"/>
    </style:style>
    <style:style style:name="T71" style:family="text">
      <style:text-properties fo:font-size="16pt" officeooo:rsid="0027b776" style:font-size-asian="16pt" style:font-size-complex="16pt"/>
    </style:style>
    <style:style style:name="T72" style:family="text">
      <style:text-properties style:font-name="Liberation Mono"/>
    </style:style>
    <style:style style:name="T73" style:family="text">
      <style:text-properties style:font-name="Liberation Mono" officeooo:rsid="0026f4f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716_1778836131"/><text:span text:style-name="T70">Р</text:span><text:span text:style-name="T69">абот</text:span><text:span text:style-name="T70">а</text:span><text:span text:style-name="T69"> в командной оболочке Bash </text:span><text:span text:style-name="T71">(</text:span><text:span text:style-name="T68">ver. </text:span><text:span text:style-name="T68"><text:date style:data-style-name="N45" text:date-value="2022-08-11T19:14:40.436623748" text:fixed="true">11. Aug. 2022</text:date></text:span><text:span text:style-name="T68"><text:s/></text:span><text:span text:style-name="T68"><text:time style:data-style-name="N60" text:time-value="2022-08-11T19:14:46.547192721" text:fixed="true">19:14</text:time></text:span><text:span text:style-name="T71">)</text:span><text:bookmark-end text:name="__RefHeading___Toc716_1778836131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a xlink:type="simple" xlink:href="#__RefHeading___Toc716_1778836131" text:style-name="Index_20_Link" text:visited-style-name="Index_20_Link">Работа в командной оболочке Bash (ver. 11. Aug. 2022 19:14)<text:tab/>1</text:a></text:p>
          <text:p text:style-name="P43"><text:a xlink:type="simple" xlink:href="#__RefHeading___Toc718_1778836131" text:style-name="Index_20_Link" text:visited-style-name="Index_20_Link">1. Используйте Control + L для очистки экрана и Control + D для выхода<text:tab/>1</text:a></text:p>
          <text:p text:style-name="P43"><text:a xlink:type="simple" xlink:href="#__RefHeading___Toc720_1778836131" text:style-name="Index_20_Link" text:visited-style-name="Index_20_Link">2. Используйте nohup для порождения процессов, не завершающихся с сеансом терминала<text:tab/>1</text:a></text:p>
          <text:p text:style-name="P43"><text:a xlink:type="simple" xlink:href="#__RefHeading___Toc722_1778836131" text:style-name="Index_20_Link" text:visited-style-name="Index_20_Link">3. Используйте для завершения процессов pkill<text:tab/>1</text:a></text:p>
          <text:p text:style-name="P43"><text:a xlink:type="simple" xlink:href="#__RefHeading___Toc724_1778836131" text:style-name="Index_20_Link" text:visited-style-name="Index_20_Link">4. Добавляйте команду time, чтобы узнать скорость выполнения программы<text:tab/>2</text:a></text:p>
          <text:p text:style-name="P43"><text:a xlink:type="simple" xlink:href="#__RefHeading___Toc726_1778836131" text:style-name="Index_20_Link" text:visited-style-name="Index_20_Link">5. Просматривайте имя дистрибутива Linux с помощью cat /etc/*rel*<text:tab/>2</text:a></text:p>
          <text:p text:style-name="P43"><text:a xlink:type="simple" xlink:href="#__RefHeading___Toc728_1778836131" text:style-name="Index_20_Link" text:visited-style-name="Index_20_Link">6. Для поиска и замены в текстовых файлах используйте sed<text:tab/>2</text:a></text:p>
          <text:p text:style-name="P43"><text:a xlink:type="simple" xlink:href="#__RefHeading___Toc730_1778836131" text:style-name="Index_20_Link" text:visited-style-name="Index_20_Link">7. Просматривайте публичный IP компьютера с помощью curl<text:tab/>2</text:a></text:p>
          <text:p text:style-name="P43"><text:a xlink:type="simple" xlink:href="#__RefHeading___Toc732_1778836131" text:style-name="Index_20_Link" text:visited-style-name="Index_20_Link">8. Используйте для обратного поиска Ctrl + R (⌘ + R)<text:tab/>2</text:a></text:p>
          <text:p text:style-name="P43"><text:a xlink:type="simple" xlink:href="#__RefHeading___Toc734_1778836131" text:style-name="Index_20_Link" text:visited-style-name="Index_20_Link">9. Применяйте оболочку для математических операций<text:tab/>3</text:a></text:p>
          <text:p text:style-name="P43"><text:a xlink:type="simple" xlink:href="#__RefHeading___Toc736_1778836131" text:style-name="Index_20_Link" text:visited-style-name="Index_20_Link">10. Используйте раскрытие скобок для создания множества файлов<text:tab/>3</text:a></text:p>
          <text:p text:style-name="P43"><text:a xlink:type="simple" xlink:href="#__RefHeading___Toc800_1778836131" text:style-name="Index_20_Link" text:visited-style-name="Index_20_Link">11. Поиск<text:tab/>3</text:a></text:p>
          <text:p text:style-name="P43"><text:a xlink:type="simple" xlink:href="#__RefHeading___Toc853_1778836131" text:style-name="Index_20_Link" text:visited-style-name="Index_20_Link">12. Команды !! !$ cd -<text:tab/>4</text:a></text:p>
          <text:p text:style-name="P43"><text:a xlink:type="simple" xlink:href="#__RefHeading___Toc853_17788361311" text:style-name="Index_20_Link" text:visited-style-name="Index_20_Link">1</text:a><text:a xlink:type="simple" xlink:href="#__RefHeading___Toc853_17788361311" text:style-name="Index_20_Link" text:visited-style-name="Index_20_Link">3</text:a><text:a xlink:type="simple" xlink:href="#__RefHeading___Toc853_17788361311" text:style-name="Index_20_Link" text:visited-style-name="Index_20_Link">. Задача: разбить большой файл на части и собрать его</text:a><text:a xlink:type="simple" xlink:href="#__RefHeading___Toc853_17788361311" text:style-name="Index_20_Link" text:visited-style-name="Index_20_Link"><text:tab/>5</text:a></text:p>
          <text:p text:style-name="P43"><text:a xlink:type="simple" xlink:href="#__RefHeading___Toc853_177883613111" text:style-name="Index_20_Link" text:visited-style-name="Index_20_Link">1</text:a><text:a xlink:type="simple" xlink:href="#__RefHeading___Toc853_177883613111" text:style-name="Index_20_Link" text:visited-style-name="Index_20_Link">4</text:a><text:a xlink:type="simple" xlink:href="#__RefHeading___Toc853_177883613111" text:style-name="Index_20_Link" text:visited-style-name="Index_20_Link">. </text:a><text:a xlink:type="simple" xlink:href="#__RefHeading___Toc853_177883613111" text:style-name="Index_20_Link" text:visited-style-name="Index_20_Link">Полезные команды</text:a><text:a xlink:type="simple" xlink:href="#__RefHeading___Toc853_177883613111" text:style-name="Index_20_Link" text:visited-style-name="Index_20_Link"><text:tab/>5</text:a></text:p>
          <text:p text:style-name="P43"><text:a xlink:type="simple" xlink:href="#__RefHeading___Toc853_1778836131111" text:style-name="Index_20_Link" text:visited-style-name="Index_20_Link">1</text:a><text:a xlink:type="simple" xlink:href="#__RefHeading___Toc853_1778836131111" text:style-name="Index_20_Link" text:visited-style-name="Index_20_Link">5</text:a><text:a xlink:type="simple" xlink:href="#__RefHeading___Toc853_1778836131111" text:style-name="Index_20_Link" text:visited-style-name="Index_20_Link">. </text:a><text:a xlink:type="simple" xlink:href="#__RefHeading___Toc853_1778836131111" text:style-name="Index_20_Link" text:visited-style-name="Index_20_Link">Архивирование: tar.gz</text:a><text:a xlink:type="simple" xlink:href="#__RefHeading___Toc853_1778836131111" text:style-name="Index_20_Link" text:visited-style-name="Index_20_Link"><text:tab/>5</text:a></text:p>
          <text:p text:style-name="P43"><text:a xlink:type="simple" xlink:href="#__RefHeading___Toc853_17788361311111" text:style-name="Index_20_Link" text:visited-style-name="Index_20_Link">1</text:a><text:a xlink:type="simple" xlink:href="#__RefHeading___Toc853_17788361311111" text:style-name="Index_20_Link" text:visited-style-name="Index_20_Link">6</text:a><text:a xlink:type="simple" xlink:href="#__RefHeading___Toc853_17788361311111" text:style-name="Index_20_Link" text:visited-style-name="Index_20_Link">. </text:a><text:a xlink:type="simple" xlink:href="#__RefHeading___Toc853_17788361311111" text:style-name="Index_20_Link" text:visited-style-name="Index_20_Link">Раза</text:a><text:a xlink:type="simple" xlink:href="#__RefHeading___Toc853_17788361311111" text:style-name="Index_20_Link" text:visited-style-name="Index_20_Link">рхивирование: tar.gz</text:a><text:a xlink:type="simple" xlink:href="#__RefHeading___Toc853_17788361311111" text:style-name="Index_20_Link" text:visited-style-name="Index_20_Link"><text:tab/>5</text:a></text:p>
          <text:p text:style-name="P43"><text:a xlink:type="simple" xlink:href="#__RefHeading___Toc853_17788361311112" text:style-name="Index_20_Link" text:visited-style-name="Index_20_Link">1</text:a><text:a xlink:type="simple" xlink:href="#__RefHeading___Toc853_17788361311112" text:style-name="Index_20_Link" text:visited-style-name="Index_20_Link">7</text:a><text:a xlink:type="simple" xlink:href="#__RefHeading___Toc853_17788361311112" text:style-name="Index_20_Link" text:visited-style-name="Index_20_Link">. </text:a><text:a xlink:type="simple" xlink:href="#__RefHeading___Toc853_17788361311112" text:style-name="Index_20_Link" text:visited-style-name="Index_20_Link">Архивирование: </text:a><text:a xlink:type="simple" xlink:href="#__RefHeading___Toc853_17788361311112" text:style-name="Index_20_Link" text:visited-style-name="Index_20_Link">zip/unzip</text:a><text:a xlink:type="simple" xlink:href="#__RefHeading___Toc853_17788361311112" text:style-name="Index_20_Link" text:visited-style-name="Index_20_Link"><text:tab/>6</text:a></text:p>
        </text:index-body>
      </text:table-of-content>
      <text:h text:style-name="P37" text:outline-level="2"><text:bookmark-start text:name="__RefHeading___Toc718_1778836131"/>1. Используйте Control + L для очистки экрана и Control + D для выхода<text:bookmark-end text:name="__RefHeading___Toc718_1778836131"/></text:h>
      <text:p text:style-name="Text_20_body"><text:span text:style-name="T22">Для очистки экрана терминала мы вводим в командной строке </text:span><text:span text:style-name="Source_20_Text"><text:span text:style-name="T23">clear</text:span></text:span><text:span text:style-name="T22">. Для выхода вводим </text:span><text:span text:style-name="Source_20_Text"><text:span text:style-name="T23">exit</text:span></text:span><text:span text:style-name="T22">. Удобнее же очищать экран нажатием </text:span><text:span text:style-name="T60">Ctrl + l</text:span><text:span text:style-name="T26"> </text:span><text:span text:style-name="T22">( </text:span><text:span text:style-name="T61">⌘ </text:span><text:span text:style-name="T60">+ l</text:span><text:span text:style-name="T26"> </text:span><text:span text:style-name="T22">), а закрывать терминал сочетанием </text:span><text:span text:style-name="T60">Ctrl + d</text:span><text:span text:style-name="T26"> </text:span><text:span text:style-name="T22">(</text:span><text:span text:style-name="T61">⌘ </text:span><text:span text:style-name="T60">+ d</text:span><text:span text:style-name="T22">).</text:span></text:p>
      <text:h text:style-name="P39" text:outline-level="2"><text:bookmark-start text:name="__RefHeading___Toc720_1778836131"/>2. Используйте nohup для порождения процессов, не завершающихся с сеансом терминала<text:bookmark-end text:name="__RefHeading___Toc720_1778836131"/></text:h>
      <text:p text:style-name="P29">Загруженные в память программы называются процессами. Иногда я запускаю Firefox из командной строки:</text:p>
      <text:p text:style-name="P2"><text:span text:style-name="Source_20_Text"><text:span text:style-name="T34">$ </text:span></text:span><text:span text:style-name="Source_20_Text"><text:span text:style-name="T35">firefox https://freecodecamp.org</text:span></text:span></text:p>
      <text:p text:style-name="P20"><text:span text:style-name="T22">Но в таком случае при выходе из терминала браузер вылетает. Избежать этого помогает команда </text:span><text:span text:style-name="Source_20_Text"><text:span text:style-name="T23">nohup</text:span></text:span><text:span text:style-name="T22"> (no hang up):</text:span></text:p>
      <text:p text:style-name="P18"><text:span text:style-name="Source_20_Text"><text:span text:style-name="T36">$ </text:span></text:span><text:span text:style-name="Source_20_Text"><text:span text:style-name="T35">nohup firefox https://freecodecamp.org</text:span></text:span></text:p>
      <text:p text:style-name="P20"><text:span text:style-name="T22">Теперь при закрытии терминала Firefox не вылетает, но вылетает моя вкладка. Лечится это запуском Firefox в качестве фонового процесса с помощью флага </text:span><text:span text:style-name="Source_20_Text"><text:span text:style-name="T23">&amp;</text:span></text:span><text:span text:style-name="T22">:</text:span></text:p>
      <text:p text:style-name="P18"><text:span text:style-name="Source_20_Text"><text:span text:style-name="T36">$ </text:span></text:span><text:span text:style-name="Source_20_Text"><text:span text:style-name="T35">nohup firefox https://freecodecamp.org &amp;</text:span></text:span></text:p>
      <text:p text:style-name="P29">Теперь при выходе из терминала вкладки не страдают.</text:p>
      <text:h text:style-name="P41" text:outline-level="2"><text:bookmark-start text:name="__RefHeading___Toc722_1778836131"/>3. Используйте для завершения процессов pkill<text:bookmark-end text:name="__RefHeading___Toc722_1778836131"/></text:h>
      <text:p text:style-name="P20"><text:span text:style-name="T22">С помощью команды </text:span><text:span text:style-name="Source_20_Text"><text:span text:style-name="T42">killall</text:span></text:span><text:span text:style-name="T22"> можно завершать процесс по его имени:</text:span></text:p>
      <text:p text:style-name="P18"><text:span text:style-name="Source_20_Text"><text:span text:style-name="T36">$ </text:span></text:span><text:span text:style-name="Source_20_Text"><text:span text:style-name="T35">killall firefox</text:span></text:span></text:p>
      <text:p text:style-name="P20"><text:span text:style-name="T22">Но удобнее использовать для этого </text:span><text:span text:style-name="Source_20_Text"><text:span text:style-name="T42">pkill</text:span></text:span><text:span text:style-name="T22">, которая позволяет вводить лишь часть имени:</text:span></text:p>
      <text:p text:style-name="P18"><text:span text:style-name="Source_20_Text"><text:span text:style-name="T36">$ </text:span></text:span><text:span text:style-name="Source_20_Text"><text:span text:style-name="T35">pkill fire*</text:span></text:span></text:p>
      <text:h text:style-name="P40" text:outline-level="2"><text:bookmark-start text:name="__RefHeading___Toc724_1778836131"/><text:soft-page-break/>4. Добавляйте команду time, чтобы узнать скорость выполнения программы<text:bookmark-end text:name="__RefHeading___Toc724_1778836131"/></text:h>
      <text:p text:style-name="P20"><text:span text:style-name="T22">Хотите узнать, как долго выполняется некая программа в оболочке? Просто добавьте в начале команды запуска </text:span><text:span text:style-name="Source_20_Text"><text:span text:style-name="T23">time</text:span></text:span><text:span text:style-name="T22">:</text:span></text:p>
      <text:p text:style-name="P18"><text:span text:style-name="Source_20_Text"><text:span text:style-name="T36">$ </text:span></text:span><text:span text:style-name="Source_20_Text"><text:span text:style-name="T35">time gcc -g *.c</text:span></text:span></text:p>
      <text:h text:style-name="P40" text:outline-level="2"><text:bookmark-start text:name="__RefHeading___Toc726_1778836131"/>5. Просматривайте имя дистрибутива Linux с помощью cat /etc/*rel*<text:bookmark-end text:name="__RefHeading___Toc726_1778836131"/></text:h>
      <text:p text:style-name="P20"><text:span text:style-name="T22">Выполнение </text:span><text:span text:style-name="Source_20_Text"><text:span text:style-name="T23">uname -a</text:span></text:span><text:span text:style-name="T22"> выводит информацию о системе. Хотите перепроверить, в каком дистрибутиве работаете? Просто наберите в оболочке </text:span><text:span text:style-name="Source_20_Text"><text:span text:style-name="T23">cat /etc/*rel*</text:span></text:span><text:span text:style-name="T22"> и нажмите «Ввод».</text:span></text:p>
      <text:h text:style-name="P40" text:outline-level="2"><text:bookmark-start text:name="__RefHeading___Toc728_1778836131"/>6. Для поиска и замены в текстовых файлах используйте sed<text:bookmark-end text:name="__RefHeading___Toc728_1778836131"/></text:h>
      <text:p text:style-name="P20"><text:span text:style-name="T22">Нужно заменить множественные вхождения слова в текстовом файле? Используйте команду </text:span><text:span text:style-name="Source_20_Text"><text:span text:style-name="T23">sed</text:span></text:span><text:span text:style-name="T22">:</text:span></text:p>
      <text:p text:style-name="P18"><text:span text:style-name="Source_20_Text"><text:span text:style-name="T36">$ </text:span></text:span><text:span text:style-name="Source_20_Text"><text:span text:style-name="T35">sed s'/apples/oranges/g' myfile.txt</text:span></text:span></text:p>
      <text:p text:style-name="P20"><text:span text:style-name="T22">В этом случае все вхождения слова </text:span><text:span text:style-name="Source_20_Text"><text:span text:style-name="T23">apples</text:span></text:span><text:span text:style-name="T22"> будут заменены на </text:span><text:span text:style-name="Source_20_Text"><text:span text:style-name="T23">oranges</text:span></text:span><text:span text:style-name="T22">. Если нужно заменить лишь первое вхождение в каждой строке, просто уберите суффикс </text:span><text:span text:style-name="Source_20_Text"><text:span text:style-name="T23">g</text:span></text:span><text:span text:style-name="T22"> в конце команды:</text:span></text:p>
      <text:p text:style-name="P18"><text:span text:style-name="Source_20_Text"><text:span text:style-name="T36">$ </text:span></text:span><text:span text:style-name="Source_20_Text"><text:span text:style-name="T35">sed 's/apples/oranges/' myfile.txt</text:span></text:span></text:p>
      <text:p text:style-name="P20"><text:span text:style-name="T22">Символ </text:span><text:span text:style-name="Source_20_Text"><text:span text:style-name="T23">g</text:span></text:span><text:span text:style-name="T22"> означает «глобально». В качестве разделителя здесь выступает прямой слэш, хотя по факту можно использовать любой другой символ, например, нижнее подчёркивание:</text:span></text:p>
      <text:p text:style-name="P18"><text:span text:style-name="Source_20_Text"><text:span text:style-name="T36">$ </text:span></text:span><text:span text:style-name="Source_20_Text"><text:span text:style-name="T35">sed 's_apples_oranges_g' myfile.txt</text:span></text:span></text:p>
      <text:p text:style-name="P20"><text:span text:style-name="T22">Простое использование </text:span><text:span text:style-name="Source_20_Text"><text:span text:style-name="T23">sed</text:span></text:span><text:span text:style-name="T22"> производит замену только при выводе, оставляя исходный файл незатронутым. Для изменения самого файла используйте флаг </text:span><text:span text:style-name="Source_20_Text"><text:span text:style-name="T23">-i</text:span></text:span><text:span text:style-name="T22">:</text:span></text:p>
      <text:p text:style-name="P18"><text:span text:style-name="Source_20_Text"><text:span text:style-name="T36">$ </text:span></text:span><text:span text:style-name="Source_20_Text"><text:span text:style-name="T35">sed -i 's_apples_oranges_g' myfile.txt</text:span></text:span></text:p>
      <text:h text:style-name="P40" text:outline-level="2"><text:bookmark-start text:name="__RefHeading___Toc730_1778836131"/>7. Просматривайте публичный IP компьютера с помощью curl<text:bookmark-end text:name="__RefHeading___Toc730_1778836131"/></text:h>
      <text:p text:style-name="P20"><text:span text:style-name="T22">Существует два типа IP-адресов: закрытые и публичные. Закрытый IP присваивается системой, и его можно уточнить с помощью команды </text:span><text:span text:style-name="Source_20_Text"><text:span text:style-name="T23">ifconfig</text:span></text:span><text:span text:style-name="T22">. Если же вы хотите узнать публичный IP вашего ПК, который провайдер присваивает вашему интерфейсу, то при подключённом интернете просто выполните в командной строке:</text:span></text:p>
      <text:p text:style-name="P18"><text:span text:style-name="Source_20_Text"><text:span text:style-name="T36">$ </text:span></text:span><text:span text:style-name="Source_20_Text"><text:span text:style-name="T35">curl ifconfig.me ; echo</text:span></text:span></text:p>
      <text:p text:style-name="P29">или</text:p>
      <text:p text:style-name="P18"><text:span text:style-name="Source_20_Text"><text:span text:style-name="T36">$ </text:span></text:span><text:span text:style-name="Source_20_Text"><text:span text:style-name="T35">curl ifconfig.co ; echo</text:span></text:span></text:p>
      <text:h text:style-name="P40" text:outline-level="2"><text:bookmark-start text:name="__RefHeading___Toc732_1778836131"/>8. Используйте для обратного поиска Ctrl + R (⌘ + R)<text:bookmark-end text:name="__RefHeading___Toc732_1778836131"/></text:h>
      <text:p text:style-name="P21"><text:span text:style-name="T22">При нажатии клавиши «вверх» отображается последняя введённая команда. При выполнении </text:span><text:span text:style-name="Source_20_Text"><text:span text:style-name="T23">history</text:span></text:span><text:span text:style-name="T22"> выводятся все введённые команды из истории Bash. Однако удобнее нажать Ctrl + r (⌘ + r) и начать набирать команду, на что оболочка начнёт предлагать автозаполнение из истории, и вам останется нажать «Ввод», когда будет найдена искомая команда.</text:span></text:p>
      <text:p text:style-name="P30"><text:soft-page-break/>Если запоминать из всего руководства лишь что-то одно, то запомните именно эту комбинацию: Ctrl + r (⌘ + r).</text:p>
      <text:h text:style-name="P40" text:outline-level="2"><text:bookmark-start text:name="__RefHeading___Toc734_1778836131"/>9. Применяйте оболочку для математических операций<text:bookmark-end text:name="__RefHeading___Toc734_1778836131"/></text:h>
      <text:p text:style-name="P29">Для простых вычислений, которые не получают и не выводят дроби можно использовать:</text:p>
      <text:p text:style-name="P18"><text:span text:style-name="Source_20_Text"><text:span text:style-name="T35">:~$ echo $((19*34))</text:span></text:span></text:p>
      <text:p text:style-name="P19"><text:span text:style-name="Source_20_Text"><text:span text:style-name="T35">:~$ 646</text:span></text:span></text:p>
      <text:p text:style-name="P20"><text:span text:style-name="T22">При вычислении с участием дробей просто предваряйте выражение командой </text:span><text:span text:style-name="Source_20_Text"><text:span text:style-name="T23">echo</text:span></text:span><text:span text:style-name="T22"> и передавайте его команде </text:span><text:span text:style-name="Source_20_Text"><text:span text:style-name="T23">bc</text:span></text:span><text:span text:style-name="T22">:</text:span></text:p>
      <text:p text:style-name="P18"><text:span text:style-name="Source_20_Text"><text:span text:style-name="T35">:~$ echo "scale=2; 9*3/((2*2)+1)" | bc</text:span></text:span></text:p>
      <text:p text:style-name="P19"><text:span text:style-name="Source_20_Text"><text:span text:style-name="T35">:~$ 5.40</text:span></text:span></text:p>
      <text:p text:style-name="P20"><text:span text:style-name="T22">Здесь </text:span><text:span text:style-name="Source_20_Text"><text:span text:style-name="T23">scale</text:span></text:span><text:span text:style-name="T22"> означает нужную десятичную точность.</text:span></text:p>
      <text:h text:style-name="P40" text:outline-level="2"><text:bookmark-start text:name="__RefHeading___Toc736_1778836131"/>10. Используйте раскрытие скобок для создания множества файлов<text:bookmark-end text:name="__RefHeading___Toc736_1778836131"/></text:h>
      <text:p text:style-name="P29">Как создать в каталоге 100 файлов?</text:p>
      <text:p text:style-name="P18"><text:span text:style-name="Source_20_Text"><text:span text:style-name="T36">$ </text:span></text:span><text:span text:style-name="Source_20_Text"><text:span text:style-name="T35">file1.txt, file2.txt, file3.txt ... file100.txt</text:span></text:span></text:p>
      <text:p text:style-name="P29">С помощью раскрытия скобок:</text:p>
      <text:p text:style-name="P18"><text:span text:style-name="Source_20_Text"><text:span text:style-name="T36">$ </text:span></text:span><text:span text:style-name="Source_20_Text"><text:span text:style-name="T35">touch file{1..100}.txt</text:span></text:span></text:p>
      <text:p text:style-name="P29">К примеру, для проекта нужно создать три файла: <text:span text:style-name="T64">app.html</text:span>, <text:span text:style-name="T64">app.css</text:span> и <text:span text:style-name="T64">app.js</text:span>. Вместо поочерёдного их создания — можно просто сделать так:</text:p>
      <text:p text:style-name="P18"><text:span text:style-name="Source_20_Text"><text:span text:style-name="T35">:~$ touch app.{html,css,js}</text:span></text:span></text:p>
      <text:p text:style-name="P19"><text:span text:style-name="Source_20_Text"><text:span text:style-name="T35">:~$ ls</text:span></text:span></text:p>
      <text:p text:style-name="P19"><text:span text:style-name="Source_20_Text"><text:span text:style-name="T29">app.html app.css app.js</text:span></text:span></text:p>
      <text:p text:style-name="P29">Если же внутри каталога проекта нужно создать, скажем, пять каталогов: <text:span text:style-name="T64">images</text:span>,<text:span text:style-name="T64"> css</text:span>,<text:span text:style-name="T64"> src</text:span>,<text:span text:style-name="T64"> templates </text:span><text:span text:style-name="T65">и</text:span><text:span text:style-name="T64"> scripts</text:span>, то можно поступить так:</text:p>
      <text:p text:style-name="P18"><text:span text:style-name="Source_20_Text"><text:span text:style-name="T35">:~$ mkdir {images,css,src,templates,scripts}</text:span></text:span></text:p>
      <text:p text:style-name="P19"><text:span text:style-name="Source_20_Text"><text:span text:style-name="T35">:~$ ls</text:span></text:span></text:p>
      <text:p text:style-name="P25"><text:span text:style-name="Source_20_Text"><text:span text:style-name="T29">images css src templates scripts</text:span></text:span></text:p>
      <text:p text:style-name="P29">Здесь есть лишь один нюанс: необходимо убедиться, чтобы между словами в скобках отсутствовали пробелы.</text:p>
      <text:h text:style-name="P38" text:outline-level="2"><text:bookmark-start text:name="__RefHeading___Toc800_1778836131"/><text:span text:style-name="T67">11. </text:span>Поиск<text:bookmark-end text:name="__RefHeading___Toc800_1778836131"/></text:h>
      <text:p text:style-name="P20"><text:span text:style-name="T22">Для поиска данных можно использовать - </text:span><text:span text:style-name="Source_20_Text"><text:span text:style-name="T23">grep</text:span></text:span><text:span text:style-name="T22">, </text:span><text:span text:style-name="Source_20_Text"><text:span text:style-name="T23">ag</text:span></text:span><text:span text:style-name="T22"> и </text:span><text:span text:style-name="Source_20_Text"><text:span text:style-name="T23">ack</text:span></text:span><text:span text:style-name="T22">. </text:span></text:p>
      <text:p text:style-name="P3"><text:span text:style-name="Source_20_Text"><text:span text:style-name="T37">$ </text:span></text:span><text:span text:style-name="Source_20_Text"><text:span text:style-name="T38">grep my_regex my_file</text:span></text:span></text:p>
      <text:p text:style-name="P23"><text:span text:style-name="T22">выполняет поиск </text:span><text:span text:style-name="Source_20_Text"><text:span text:style-name="T23">my_regex</text:span></text:span><text:span text:style-name="T22"> в </text:span><text:span text:style-name="Source_20_Text"><text:span text:style-name="T23">my_file</text:span></text:span><text:span text:style-name="T22">. При обнаружении совпадений возвращается, для каждого из них, вся строка. По умолчанию </text:span><text:span text:style-name="Source_20_Text"><text:span text:style-name="T23">my_regex</text:span></text:span><text:span text:style-name="T22"> воспринимается как регулярное выражение.</text:span></text:p>
      <text:p text:style-name="P3"><text:span text:style-name="Source_20_Text"><text:span text:style-name="T37">$ </text:span></text:span><text:span text:style-name="Source_20_Text"><text:span text:style-name="T38">grep -i my_regex my_file</text:span></text:span></text:p>
      <text:p text:style-name="P31">поиск выполняется без учёта регистра символов.</text:p>
      <text:p text:style-name="P5"><text:span text:style-name="Source_20_Text"><text:span text:style-name="T37">$ </text:span></text:span><text:span text:style-name="Source_20_Text"><text:span text:style-name="T38">grep -v my_regex my_file</text:span></text:span></text:p>
      <text:p text:style-name="P4"><text:span text:style-name="Source_20_Text"><text:span text:style-name="T37">$ </text:span></text:span><text:span text:style-name="Source_20_Text"><text:span text:style-name="T38">grep pass ~/.bash_history </text:span></text:span><text:span text:style-name="Source_20_Text"><text:span text:style-name="T30">(поиск по ист</text:span></text:span><text:span text:style-name="Source_20_Text"><text:span text:style-name="T31">ории команд)</text:span></text:span></text:p>
      <text:p text:style-name="P23"><text:soft-page-break/><text:span text:style-name="T22">возвращает все строки, в которых не содержится </text:span><text:span text:style-name="Source_20_Text"><text:span text:style-name="T23">my_regex</text:span></text:span><text:span text:style-name="T22">. Флаг </text:span><text:span text:style-name="Source_20_Text"><text:span text:style-name="T23">-v</text:span></text:span><text:span text:style-name="T22"> означает инверсию, он напоминает оператор </text:span><text:span text:style-name="Source_20_Text"><text:span text:style-name="T23">NOT</text:span></text:span><text:span text:style-name="T22">, имеющийся во многих языках программирования.</text:span></text:p>
      <text:p text:style-name="P3"><text:span text:style-name="Source_20_Text"><text:span text:style-name="T37">$ </text:span></text:span><text:span text:style-name="Source_20_Text"><text:span text:style-name="T38">grep -c my_regex my_file</text:span></text:span></text:p>
      <text:p text:style-name="P31">возвращает сведения о количестве совпадений с искомым шаблоном, найденных в файле.</text:p>
      <text:p text:style-name="P3"><text:span text:style-name="Source_20_Text"><text:span text:style-name="T37">$ </text:span></text:span><text:span text:style-name="Source_20_Text"><text:span text:style-name="T38">grep -R my_regex my_folder</text:span></text:span></text:p>
      <text:p text:style-name="P31">выполняет рекурсивный поиск во всех файлах, находящихся в заданной папке и в папках, вложенных в неё.</text:p>
      <text:p text:style-name="P22"><text:span text:style-name="T22">Теперь поговорим о команде </text:span><text:span text:style-name="Source_20_Text"><text:span text:style-name="T23">ag</text:span></text:span><text:span text:style-name="T22">. Она появилась позже </text:span><text:span text:style-name="Source_20_Text"><text:span text:style-name="T23">grep</text:span></text:span><text:span text:style-name="T22">, она быстрее, работать с ней удобнее.</text:span></text:p>
      <text:p text:style-name="P3"><text:span text:style-name="Source_20_Text"><text:span text:style-name="T37">$ </text:span></text:span><text:span text:style-name="Source_20_Text"><text:span text:style-name="T38">ag my_regex my_file</text:span></text:span></text:p>
      <text:p text:style-name="P23"><text:span text:style-name="T22">возвращает сведения о номерах строк, и сами строки, в которых найдены совпадения с </text:span><text:span text:style-name="Source_20_Text"><text:span text:style-name="T23">my_regex</text:span></text:span><text:span text:style-name="T22">.</text:span></text:p>
      <text:p text:style-name="P3"><text:span text:style-name="Source_20_Text"><text:span text:style-name="T37">$ </text:span></text:span><text:span text:style-name="Source_20_Text"><text:span text:style-name="T38">ag -i my_regex my_file</text:span></text:span></text:p>
      <text:p text:style-name="P31">поиск выполняется без учёта регистра символов.</text:p>
      <text:p text:style-name="P22"><text:span text:style-name="T22">Команда </text:span><text:span text:style-name="Source_20_Text"><text:span text:style-name="T23">ag</text:span></text:span><text:span text:style-name="T22"> автоматически обрабатывает файл </text:span><text:span text:style-name="Source_20_Text"><text:span text:style-name="T23">.gitignore</text:span></text:span><text:span text:style-name="T22"> и исключает из вывода то, что найдено в папках или файлах, перечисленных в этом файле. Это очень удобно.</text:span></text:p>
      <text:p text:style-name="P3"><text:span text:style-name="Source_20_Text"><text:span text:style-name="T37">$ </text:span></text:span><text:span text:style-name="Source_20_Text"><text:span text:style-name="T38">ag my_regex my_file – skip-vcs-ignores</text:span></text:span></text:p>
      <text:p text:style-name="P23"><text:span text:style-name="T22">содержимое файлов систем автоматического контроля версий (наподобие </text:span><text:span text:style-name="Source_20_Text"><text:span text:style-name="T23">.gitignore</text:span></text:span><text:span text:style-name="T22">) при поиске не учитывается.</text:span></text:p>
      <text:p text:style-name="P22"><text:span text:style-name="T22">Кроме того, для того чтобы указать команде </text:span><text:span text:style-name="Source_20_Text"><text:span text:style-name="T23">ag</text:span></text:span><text:span text:style-name="T22"> на то, какие пути к файлам нужно исключить из поиска, можно создать файл </text:span><text:span text:style-name="Source_20_Text"><text:span text:style-name="T23">.agignore</text:span></text:span><text:span text:style-name="T22">.</text:span></text:p>
      <text:p text:style-name="P22"><text:span text:style-name="T22">В начале этого раздела мы упомянули о команде </text:span><text:span text:style-name="Source_20_Text"><text:span text:style-name="T23">ack</text:span></text:span><text:span text:style-name="T22">. Команды </text:span><text:span text:style-name="Source_20_Text"><text:span text:style-name="T23">ack</text:span></text:span><text:span text:style-name="T22"> и </text:span><text:span text:style-name="Source_20_Text"><text:span text:style-name="T23">ag</text:span></text:span><text:span text:style-name="T22"> очень похожи, можно сказать, что они взаимозаменяемы на 99%. Однако команда </text:span><text:span text:style-name="Source_20_Text"><text:span text:style-name="T23">ag</text:span></text:span><text:span text:style-name="T22"> работает быстрее, поэтому я описал именно её.</text:span></text:p>
      <text:h text:style-name="P36" text:outline-level="2"><text:bookmark-start text:name="__RefHeading___Toc853_1778836131"/><text:span text:style-name="T62">12. Команды !! !</text:span><text:span text:style-name="T63">$</text:span><text:span text:style-name="T62"> cd -</text:span><text:bookmark-end text:name="__RefHeading___Toc853_1778836131"/></text:h>
      <text:p text:style-name="P32"><text:span text:style-name="T5">И</text:span><text:span text:style-name="T6">спользуйте </text:span><text:span text:style-name="T32">!!</text:span><text:span text:style-name="T6"> для возврата </text:span><text:span text:style-name="T5">(повторения)</text:span><text:span text:style-name="T6"> к предыдущей команде:</text:span></text:p>
      <text:p text:style-name="P9"><text:span text:style-name="Source_20_Text"><text:span text:style-name="T39">geekpress@proglib:~$ apt install golang</text:span></text:span></text:p>
      <text:p text:style-name="P10"><text:span text:style-name="Source_20_Text"><text:span text:style-name="T39">E: Could not open lock file /var/lib/dpkg/lock-frontend - open (13: Permission denied)</text:span></text:span></text:p>
      <text:p text:style-name="P10"><text:span text:style-name="Source_20_Text"><text:span text:style-name="T39">E: Unable to acquire the dpkg frontend lock (/var/lib/dpkg/lock-frontend), are you root?</text:span></text:span></text:p>
      <text:p text:style-name="P10"><text:span text:style-name="Source_20_Text"><text:span text:style-name="T39">geekpress@proglib:~$ </text:span></text:span><text:span text:style-name="Source_20_Text"><text:span text:style-name="T41">sudo !!</text:span></text:span></text:p>
      <text:p text:style-name="P10"><text:span text:style-name="Source_20_Text"><text:span text:style-name="T39">sudo apt install golang</text:span></text:span></text:p>
      <text:p text:style-name="P11"><text:span text:style-name="Source_20_Text"><text:span text:style-name="T39">Reading package lists…</text:span></text:span></text:p>
      <text:p text:style-name="P33"><text:span text:style-name="T6">К</text:span><text:span text:style-name="T5">оманда </text:span><text:span text:style-name="T33">cd –</text:span><text:span text:style-name="T5"> используется для перехода в предыдущий каталог, где был пользователь:</text:span></text:p>
      <text:p text:style-name="P6"><text:span text:style-name="Source_20_Text"><text:span text:style-name="T39">gk@gk:~$ pwd</text:span></text:span></text:p>
      <text:p text:style-name="P7"><text:span text:style-name="Source_20_Text"><text:span text:style-name="T39">/home/gk</text:span></text:span></text:p>
      <text:p text:style-name="P7"><text:span text:style-name="Source_20_Text"><text:span text:style-name="T39">gk@gk:~$ cd Documents/</text:span></text:span></text:p>
      <text:p text:style-name="P7"><text:span text:style-name="Source_20_Text"><text:span text:style-name="T39">gk@gk:~/Documents$ </text:span></text:span><text:span text:style-name="Source_20_Text"><text:span text:style-name="T41">cd -</text:span></text:span></text:p>
      <text:p text:style-name="P8"><text:span text:style-name="Source_20_Text"><text:span text:style-name="T39">/home/gk</text:span></text:span></text:p>
      <text:p text:style-name="P28"><text:span text:style-name="Source_20_Text"><text:span text:style-name="T66">!$</text:span></text:span><text:span text:style-name="Source_20_Text"><text:span text:style-name="T72"> - </text:span></text:span><text:span text:style-name="Source_20_Text"><text:span text:style-name="T73">п</text:span></text:span><text:span text:style-name="Source_20_Text"><text:span text:style-name="T72">овторное использование последнего элемента из предыдущей команды.</text:span></text:span></text:p>
      <text:p text:style-name="P24"><text:span text:style-name="Source_20_Text"><text:span text:style-name="T24">Во многих ситуациях очень кстати оказывается возможность использования аргумента предыдущей команды.</text:span></text:span></text:p>
      <text:p text:style-name="P24"><text:span text:style-name="Source_20_Text"><text:span text:style-name="T24">Предположим, вам нужно создать директорию, а потом в неё перейти. Тут можно воспользоваться опцией !$, вводя команду перехода после команды создания директории.</text:span></text:span></text:p>
      <text:p text:style-name="P6"><text:span text:style-name="Source_20_Text"><text:span text:style-name="T40">gk@gk:~$ pwd</text:span></text:span></text:p>
      <text:p text:style-name="P7"><text:span text:style-name="Source_20_Text"><text:span text:style-name="T40">/home/gk</text:span></text:span></text:p>
      <text:p text:style-name="P7"><text:span text:style-name="Source_20_Text"><text:span text:style-name="T40">gk@gk:~$ ls Documents/</text:span></text:span></text:p>
      <text:p text:style-name="P7"><text:span text:style-name="Source_20_Text"><text:span text:style-name="T40"><text:s/>'assembler B2L.pdf' <text:s text:c="2"/>Heidelberg_Dasha.mp4 <text:s text:c="2"/>tsp.ods</text:span></text:span></text:p>
      <text:p text:style-name="P7"><text:span text:style-name="Source_20_Text"><text:span text:style-name="T40"><text:s/>gk@gk:~$ </text:span></text:span><text:span text:style-name="Source_20_Text"><text:span text:style-name="T41">cd !$</text:span></text:span></text:p>
      <text:p text:style-name="P7"><text:span text:style-name="Source_20_Text"><text:span text:style-name="T40">cd Documents/</text:span></text:span></text:p>
      <text:p text:style-name="P7"><text:span text:style-name="Source_20_Text"><text:span text:style-name="T40">gk@gk:~/Documents$ pwd</text:span></text:span></text:p>
      <text:p text:style-name="P7"><text:span text:style-name="Source_20_Text"><text:span text:style-name="T40">/home/gk/Documents</text:span></text:span></text:p>
      <text:p text:style-name="P8"><text:span text:style-name="Source_20_Text"><text:span text:style-name="T40">gk@gk:~/Documents$ </text:span></text:span></text:p>
      <text:h text:style-name="P34" text:outline-level="2"><text:bookmark-start text:name="__RefHeading___Toc853_17788361311"/><text:soft-page-break/><text:span text:style-name="Source_20_Text"><text:span text:style-name="T51">1</text:span></text:span><text:span text:style-name="Source_20_Text"><text:span text:style-name="T52">3</text:span></text:span><text:span text:style-name="Source_20_Text"><text:span text:style-name="T51">. Задача: разбить большой файл на части и собрать его </text:span></text:span><text:bookmark-end text:name="__RefHeading___Toc853_17788361311"/></text:h>
      <text:p text:style-name="P12"><text:span text:style-name="Source_20_Text"><text:span text:style-name="T24">1. Со стороны macOS:</text:span></text:span></text:p>
      <text:p text:style-name="P14"><text:span text:style-name="Source_20_Text"><text:span text:style-name="T43">$ zip -s 3G ppp1.zip Parasite.mkv (создает архив, каждый кусок которого 3Gb)</text:span></text:span></text:p>
      <text:p text:style-name="P13"><text:span text:style-name="Source_20_Text"><text:span text:style-name="T24">2. Со стороны Ubuntu:</text:span></text:span></text:p>
      <text:p text:style-name="P14"><text:span text:style-name="Source_20_Text"><text:span text:style-name="T43">$ cat ppp1.z* &gt; ppp.zip (слить все части в единый архив)</text:span></text:span></text:p>
      <text:p text:style-name="P15"><text:span text:style-name="Source_20_Text"><text:span text:style-name="T43">$ unzip ppp.zip (получить исходный файл)</text:span></text:span></text:p>
      <text:h text:style-name="P35" text:outline-level="2"><text:bookmark-start text:name="__RefHeading___Toc853_177883613111"/><text:span text:style-name="Source_20_Text"><text:span text:style-name="T51">1</text:span></text:span><text:span text:style-name="Source_20_Text"><text:span text:style-name="T53">4</text:span></text:span><text:span text:style-name="Source_20_Text"><text:span text:style-name="T51">. </text:span></text:span><text:span text:style-name="Source_20_Text"><text:span text:style-name="T53">Полезные команды</text:span></text:span><text:bookmark-end text:name="__RefHeading___Toc853_177883613111"/></text:h>
      <text:p text:style-name="P16"><text:span text:style-name="Source_20_Text"><text:span text:style-name="T24">1. </text:span></text:span><text:span text:style-name="Source_20_Text"><text:span text:style-name="T25">Посмотреть открытые порты</text:span></text:span><text:span text:style-name="Source_20_Text"><text:span text:style-name="T24">:</text:span></text:span></text:p>
      <text:p text:style-name="P17"><text:span text:style-name="Source_20_Text"><text:span text:style-name="T43">$ </text:span></text:span><text:span text:style-name="Source_20_Text"><text:span text:style-name="T44">netstat -tlpn</text:span></text:span></text:p>
      <text:p text:style-name="P47"><text:span text:style-name="Source_20_Text"><text:span text:style-name="T43">$ </text:span></text:span><text:span text:style-name="Source_20_Text"><text:span text:style-name="T45">free</text:span></text:span><text:span text:style-name="Source_20_Text"><text:span text:style-name="T44"> -</text:span></text:span><text:span text:style-name="Source_20_Text"><text:span text:style-name="T45">h <text:s/></text:span></text:span><text:span text:style-name="Source_20_Text"><text:span text:style-name="T58"># Run following command to see RAM information in GB</text:span></text:span></text:p>
      <text:h text:style-name="P44" text:outline-level="2"><text:bookmark-start text:name="__RefHeading___Toc853_1778836131111"/><text:span text:style-name="Source_20_Text"><text:span text:style-name="T51">1</text:span></text:span><text:span text:style-name="Source_20_Text"><text:span text:style-name="T54">5</text:span></text:span><text:span text:style-name="Source_20_Text"><text:span text:style-name="T51">. </text:span></text:span><text:span text:style-name="Source_20_Text"><text:span text:style-name="T54">Архивирование: tar.gz</text:span></text:span><text:bookmark-end text:name="__RefHeading___Toc853_1778836131111"/></text:h>
      <text:p text:style-name="P48"><text:span text:style-name="Source_20_Text"><text:span text:style-name="T7">Creating tar.gz File:</text:span></text:span></text:p>
      <text:p text:style-name="P51"><text:span text:style-name="Source_20_Text"><text:span text:style-name="T43">$ tar -czf </text:span></text:span><text:span text:style-name="Source_20_Text"><text:span text:style-name="T47">archive-name.tar.gz</text:span></text:span><text:span text:style-name="Source_20_Text"><text:span text:style-name="T43"> file-name...</text:span></text:span></text:p>
      <text:list xml:id="list1520187221" text:style-name="L1">
        <text:list-item>
          <text:p text:style-name="P53"><text:span text:style-name="Source_20_Text"><text:span text:style-name="T7">-c - instructs tar to create a new archive.</text:span></text:span></text:p>
        </text:list-item>
        <text:list-item>
          <text:p text:style-name="P53"><text:span text:style-name="Source_20_Text"><text:span text:style-name="T7">-z - sets the compression method to gzip.</text:span></text:span></text:p>
        </text:list-item>
        <text:list-item>
          <text:p text:style-name="P53"><text:span text:style-name="Source_20_Text"><text:span text:style-name="T7">-f archive-name.tar.gz - specifies the archive name.</text:span></text:span></text:p>
        </text:list-item>
        <text:list-item>
          <text:p text:style-name="P53"><text:span text:style-name="Source_20_Text"><text:span text:style-name="T7">file-name... a space-separated list of files and directories to be added to the archive.</text:span></text:span></text:p>
        </text:list-item>
      </text:list>
      <text:p text:style-name="P48"><text:span text:style-name="Source_20_Text"><text:span text:style-name="T7">For example, to create an archive named “archive.tar.gz” from “file1” and “file2” you would use the following command:</text:span></text:span></text:p>
      <text:p text:style-name="P52"><text:span text:style-name="Source_20_Text"><text:span text:style-name="T46">$ </text:span></text:span><text:span text:style-name="Source_20_Text"><text:span text:style-name="T43">tar -czf archive.tar.gz file1 file2</text:span></text:span></text:p>
      <text:p text:style-name="P48"><text:span text:style-name="Source_20_Text"><text:span text:style-name="T13">Use the </text:span></text:span><text:span text:style-name="Source_20_Text"><text:span text:style-name="T16">-v</text:span></text:span><text:span text:style-name="Source_20_Text"><text:span text:style-name="T13"> option to make the tar command more visible and print the names of the files being added to the archive on the terminal.</text:span></text:span></text:p>
      <text:p text:style-name="P48"><text:span text:style-name="Source_20_Text"><text:span text:style-name="T7">If you want to create the tar.gz in a specific directory, provide a full path to the archive file:</text:span></text:span></text:p>
      <text:p text:style-name="P54"><text:span text:style-name="Source_20_Text"><text:span text:style-name="T46">$ tar -czf </text:span></text:span><text:span text:style-name="Source_20_Text"><text:span text:style-name="T48">/home/user/archive.tar.gz</text:span></text:span><text:span text:style-name="Source_20_Text"><text:span text:style-name="T46"> file1 file2</text:span></text:span></text:p>
      <text:p text:style-name="P48"><text:span text:style-name="Source_20_Text"><text:span text:style-name="T7">If you are running a system that has an older version of tar that doesn’t support compression, you can use the gzip command:</text:span></text:span></text:p>
      <text:p text:style-name="P55"><text:span text:style-name="Source_20_Text"><text:span text:style-name="T46">$ tar -czf - file1 file2 | gzip &gt; archive.tar.gz</text:span></text:span></text:p>
      <text:p text:style-name="P48"><text:span text:style-name="Source_20_Text"><text:span text:style-name="T17">Examples</text:span></text:span></text:p>
      <text:p text:style-name="P50"><text:span text:style-name="Source_20_Text"><text:span text:style-name="T7">Create a tar.gz file from all “.jpg” files:</text:span></text:span></text:p>
      <text:p text:style-name="P55"><text:span text:style-name="Source_20_Text"><text:span text:style-name="T46">$ tar -czf images.tar.gz *.jpg</text:span></text:span></text:p>
      <text:p text:style-name="P50"><text:span text:style-name="Source_20_Text"><text:span text:style-name="T7">The wildcard character (*) means all files that end with “.jpg” extension.</text:span></text:span></text:p>
      <text:p text:style-name="P48"><text:span text:style-name="Source_20_Text"><text:span text:style-name="T7">Create a tar.gz file, transfer it over ssh and extract it on the remote machine:</text:span></text:span></text:p>
      <text:p text:style-name="P55"><text:span text:style-name="Source_20_Text"><text:span text:style-name="T46">$ tar cvf - project | ssh user@ip_addr "tar xv -C /var/www"</text:span></text:span></text:p>
      <text:h text:style-name="P45" text:outline-level="2"><text:bookmark-start text:name="__RefHeading___Toc853_17788361311111"/><text:span text:style-name="Source_20_Text"><text:span text:style-name="T51">1</text:span></text:span><text:span text:style-name="Source_20_Text"><text:span text:style-name="T55">6</text:span></text:span><text:span text:style-name="Source_20_Text"><text:span text:style-name="T51">. </text:span></text:span><text:span text:style-name="Source_20_Text"><text:span text:style-name="T55">Раза</text:span></text:span><text:span text:style-name="Source_20_Text"><text:span text:style-name="T54">рхивирование: tar.gz</text:span></text:span><text:bookmark-end text:name="__RefHeading___Toc853_17788361311111"/></text:h>
      <text:p text:style-name="P48"><text:span text:style-name="Source_20_Text"><text:span text:style-name="T7">To extract a tar.xz file, invoke the tar command with the --extract (</text:span></text:span><text:span text:style-name="Source_20_Text"><text:span text:style-name="T14">-x</text:span></text:span><text:span text:style-name="Source_20_Text"><text:span text:style-name="T7">) option and specify the archive file name after the </text:span></text:span><text:span text:style-name="Source_20_Text"><text:span text:style-name="T14">-f</text:span></text:span><text:span text:style-name="Source_20_Text"><text:span text:style-name="T7"> option:</text:span></text:span></text:p>
      <text:p text:style-name="P56"><text:span text:style-name="Source_20_Text"><text:span text:style-name="T46">$ tar -xf archive.tar.xz</text:span></text:span></text:p>
      <text:p text:style-name="P48"><text:span text:style-name="Source_20_Text"><text:span text:style-name="T13">For more verbose output, use the -v option. </text:span></text:span></text:p>
      <text:p text:style-name="P56"><text:span text:style-name="Source_20_Text"><text:span text:style-name="T46">$ tar -xvf archive.tar.xz</text:span></text:span></text:p>
      <text:p text:style-name="P48"><text:span text:style-name="Source_20_Text"><text:span text:style-name="T7">By default, tar extracts the archive contents in the current working directory . To extract archive files in a specific directory, use the --directory (</text:span></text:span><text:span text:style-name="Source_20_Text"><text:span text:style-name="T14">-C</text:span></text:span><text:span text:style-name="Source_20_Text"><text:span text:style-name="T7">).</text:span></text:span></text:p>
      <text:p text:style-name="P49"><text:soft-page-break/><text:span text:style-name="Source_20_Text"><text:span text:style-name="T7">The following example shows how to extract the archive contents to the /home/linuxize/files directory:</text:span></text:span></text:p>
      <text:p text:style-name="P56"><text:span text:style-name="Source_20_Text"><text:span text:style-name="T46">$ tar -xf archive.tar.xz -C /home/linuxize/files</text:span></text:span></text:p>
      <text:p text:style-name="P59"><text:span text:style-name="Source_20_Text"><text:span text:style-name="T8">To </text:span></text:span><text:span text:style-name="Source_20_Text"><text:span text:style-name="T21">extract a specific file(s)</text:span></text:span><text:span text:style-name="Source_20_Text"><text:span text:style-name="T8"> from a tar.xz file, append a space-separated list of file names to be extracted after the archive name:</text:span></text:span></text:p>
      <text:p text:style-name="P56"><text:span text:style-name="Source_20_Text"><text:span text:style-name="T46">$ tar -xf archive.tar.xz </text:span></text:span><text:span text:style-name="Source_20_Text"><text:span text:style-name="T49">file1 file2</text:span></text:span></text:p>
      <text:p text:style-name="P59"><text:span text:style-name="Source_20_Text"><text:span text:style-name="T14">Listing tar.xz File Content</text:span></text:span></text:p>
      <text:p text:style-name="P59"><text:span text:style-name="Source_20_Text"><text:span text:style-name="T7">To list the content of a tar.xz file, use the --list (</text:span></text:span><text:span text:style-name="Source_20_Text"><text:span text:style-name="T14">-t</text:span></text:span><text:span text:style-name="Source_20_Text"><text:span text:style-name="T7">) option:</text:span></text:span></text:p>
      <text:p text:style-name="P56"><text:span text:style-name="Source_20_Text"><text:span text:style-name="T46">$ tar -tf archive.tar.xz</text:span></text:span></text:p>
      <text:p text:style-name="P59"><text:span text:style-name="Source_20_Text"><text:span text:style-name="T7">If you add the --verbose (-v) option, tar will print more information, such as owner, file size, timestamp ..etc:</text:span></text:span></text:p>
      <text:p text:style-name="P56"><text:span text:style-name="Source_20_Text"><text:span text:style-name="T46">$ tar -tvf archive.tar.xz</text:span></text:span></text:p>
      <text:p text:style-name="P57"><text:span text:style-name="Source_20_Text"><text:span text:style-name="T50">-rw-r--r-- linuxize/users <text:s text:c="6"/>0 2020-02-15 01:19 file1</text:span></text:span></text:p>
      <text:p text:style-name="P58"><text:span text:style-name="Source_20_Text"><text:span text:style-name="T50">-rw-r--r-- linuxize/users <text:s text:c="6"/>0 2020-02-15 01:19 file2</text:span></text:span></text:p>
      <text:p text:style-name="P58"><text:span text:style-name="Source_20_Text"><text:span text:style-name="T50">-rw-r--r-- linuxize/users <text:s text:c="6"/>0 2020-02-15 01:19 file3</text:span></text:span></text:p>
      <text:h text:style-name="P46" text:outline-level="2"><text:bookmark-start text:name="__RefHeading___Toc853_17788361311112"/><text:span text:style-name="Source_20_Text"><text:span text:style-name="T51">1</text:span></text:span><text:span text:style-name="Source_20_Text"><text:span text:style-name="T56">7</text:span></text:span><text:span text:style-name="Source_20_Text"><text:span text:style-name="T51">. </text:span></text:span><text:span text:style-name="Source_20_Text"><text:span text:style-name="T54">Архивирование: </text:span></text:span><text:span text:style-name="Source_20_Text"><text:span text:style-name="T56">zip/unzip</text:span></text:span><text:bookmark-end text:name="__RefHeading___Toc853_17788361311112"/></text:h>
      <text:p text:style-name="P61"><text:span text:style-name="Source_20_Text"><text:span text:style-name="T46">$ unzip archive.zip </text:span></text:span></text:p>
      <text:p text:style-name="P60"><text:span text:style-name="Source_20_Text"><text:span text:style-name="T9">If you want to extract the zip file to another folder, you will need to use the </text:span></text:span><text:span text:style-name="Source_20_Text"><text:span text:style-name="T15">-d</text:span></text:span><text:span text:style-name="Source_20_Text"><text:span text:style-name="T9"> key followed by the directory path</text:span></text:span></text:p>
      <text:p text:style-name="P61"><text:span text:style-name="Source_20_Text"><text:span text:style-name="T46">$ unzip file.zip -d destination_folder</text:span></text:span></text:p>
      <text:p text:style-name="P60"><text:span text:style-name="Source_20_Text"><text:span text:style-name="T9">Creating a zip archive: To compress multiple files into a single zip file, simply list the files you want to compress after the name of the zip file. For example:</text:span></text:span></text:p>
      <text:p text:style-name="P62"><text:span text:style-name="Source_20_Text"><text:span text:style-name="T46">$ zip files.zip file1.txt file2.txt file3.txt</text:span></text:span></text:p>
      <text:p text:style-name="P60"><text:span text:style-name="Source_20_Text"><text:span text:style-name="T9">This command compresses the three .txt files into a single .zip file named files.zip​.</text:span></text:span></text:p>
      <text:p text:style-name="P60"><text:span text:style-name="Source_20_Text"><text:span text:style-name="T18">Deleting a file</text:span></text:span><text:span text:style-name="Source_20_Text"><text:span text:style-name="T9"> from a zip archive: To remove a file from an existing zip archive, use the -d command-line option, followed by the name of the file you want to remove. For instance, to remove file3.txt from files.zip, you'd use:</text:span></text:span></text:p>
      <text:p text:style-name="P62"><text:span text:style-name="Source_20_Text"><text:span text:style-name="T46">$ zip -d files.zip file3.txt</text:span></text:span></text:p>
      <text:p text:style-name="P60"><text:span text:style-name="Source_20_Text"><text:span text:style-name="T9">The tool will notify you of the deletion operation​​.</text:span></text:span></text:p>
      <text:p text:style-name="P60"><text:span text:style-name="Source_20_Text"><text:span text:style-name="T18">Adding new files</text:span></text:span><text:span text:style-name="Source_20_Text"><text:span text:style-name="T9"> to an existing zip archive: To add new files to an existing zip archive, use the -u command-line option, followed by the names of the files you want to add. For example:</text:span></text:span></text:p>
      <text:p text:style-name="P62"><text:span text:style-name="Source_20_Text"><text:span text:style-name="T46">$ zip -u files.zip file3.txt file4.txt</text:span></text:span></text:p>
      <text:p text:style-name="P60"><text:span text:style-name="Source_20_Text"><text:span text:style-name="T9">This command adds file3.txt and file4.txt to the files.zip archive​​.</text:span></text:span></text:p>
      <text:p text:style-name="P60"><text:span text:style-name="Source_20_Text"><text:span text:style-name="T9"/></text:span></text:p>
      <text:p text:style-name="P60"><text:span text:style-name="Source_20_Text"><text:span text:style-name="T9"/></text:span></text:p>
      <text:p text:style-name="P60"><text:span text:style-name="Source_20_Text"><text:span text:style-name="T9"/></text:span></text:p>
      <text:p text:style-name="P60"><text:span text:style-name="Source_20_Text"><text:span text:style-name="T9"/></text:span></text:p>
      <text:p text:style-name="P60"><text:span text:style-name="Source_20_Text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98in" style:contextual-spacing="false" fo:line-height="100%" style:page-number="auto">
        <style:tab-stops/>
      </style:paragraph-properties>
      <style:text-properties style:font-name="DejaVu Sans Mono" fo:font-family="'DejaVu Sans Mono'" style:font-style-name="Book" style:font-family-generic="modern" style:font-pitch="fixed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598in" fo:margin-bottom="0.0598in" style:contextual-spacing="false" fo:line-height="100%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0.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6.6925in" style:type="center"/>
          <style:tab-stop style:position="7.311in" style:type="right"/>
        </style:tab-stops>
      </style:paragraph-properties>
    </style:style>
    <style:style style:name="MT1" style:family="text">
      <style:text-properties style:font-name="AnjaliOldLipi" fo:font-size="8pt" style:font-size-asian="8pt" style:font-size-complex="8pt"/>
    </style:style>
    <style:style style:name="MT2" style:family="text">
      <style:text-properties style:font-name="AnjaliOldLipi" fo:font-size="8pt" officeooo:rsid="002a1543" style:font-size-asian="8pt" style:font-size-complex="8pt"/>
    </style:style>
    <style:style style:name="MT3" style:family="text">
      <style:text-properties style:font-name="AnjaliOldLipi" fo:font-size="8pt" officeooo:rsid="001ed9f4" style:font-size-asian="8pt" style:font-size-complex="8pt"/>
    </style:style>
    <style:style style:name="MT4" style:family="text">
      <style:text-properties style:font-name="AnjaliOldLipi" fo:font-size="8pt" fo:font-weight="bold" officeooo:rsid="001ed9f4" style:font-size-asian="8pt" style:font-weight-asian="bold" style:font-size-complex="8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Работа в командной оболочке Bash<text:tab/></text:span><text:span text:style-name="MT2">page</text:span><text:span text:style-name="MT3"> 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0:32:34.655495854</meta:creation-date>
    <dc:date>2024-05-03T15:23:21.863506712</dc:date>
    <meta:editing-duration>PT2H12M40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6" meta:paragraph-count="190" meta:word-count="1852" meta:character-count="11881" meta:non-whitespace-character-count="10189"/>
  </office:meta>
</office:document-meta>
</file>